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master-page-name="">
      <style:table-properties style:width="17.59cm" fo:margin-left="0cm" style:page-number="auto" fo:break-before="auto" fo:break-after="auto" table:align="left" fo:background-color="transparent" style:shadow="none" fo:keep-with-next="auto" style:may-break-between-rows="true" table:border-model="collapsing">
        <style:background-image/>
      </style:table-properties>
    </style:style>
    <style:style style:name="Tableau1.A" style:family="table-column">
      <style:table-column-properties style:column-width="4.807cm"/>
    </style:style>
    <style:style style:name="Tableau1.B" style:family="table-column">
      <style:table-column-properties style:column-width="8.687cm"/>
    </style:style>
    <style:style style:name="Tableau1.C" style:family="table-column">
      <style:table-column-properties style:column-width="4.096cm"/>
    </style:style>
    <style:style style:name="Tableau1.1" style:family="table-row">
      <style:table-row-properties fo:keep-together="auto"/>
    </style:style>
    <style:style style:name="Tableau1.A1" style:family="table-cell">
      <style:table-cell-properties style:vertical-align="middle" fo:background-color="#00599d" fo:padding="0cm" fo:border-left="0.75pt solid #000000" fo:border-right="none" fo:border-top="0.75pt solid #000000" fo:border-bottom="0.75pt solid #000000" style:writing-mode="page">
        <style:background-image/>
      </style:table-cell-properties>
    </style:style>
    <style:style style:name="Tableau1.C1" style:family="table-cell">
      <style:table-cell-properties style:vertical-align="middle" fo:background-color="#00599d" fo:padding="0cm" fo:border="0.75pt solid #000000" style:writing-mode="page">
        <style:background-image/>
      </style:table-cell-properties>
    </style:style>
    <style:style style:name="Tableau1.A2"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B2" style:family="table-cell" style:data-style-name="N20000">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 style:family="table-cell" style:data-style-name="N20000">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A3"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B3" style:family="table-cell" style:data-style-name="N20000">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 style:family="table-cell" style:data-style-name="N20000">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13"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13"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14"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14"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15"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15"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16"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16"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17"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17"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18"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18"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19"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19"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20"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0"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21"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21"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22"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2"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23"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23"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24"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4"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25"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25"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26"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6"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27"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27"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28"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28"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29"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29"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30"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30"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31"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1"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32"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32"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33"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3"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34"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34"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35"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5"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36"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36"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37"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7"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38"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38"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39"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39"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40"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40"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B41"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41"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A42" style:family="table-cell">
      <style:table-cell-properties style:vertical-align="middle" fo:background-color="transparent" fo:padding="0cm" fo:border-left="0.75pt solid #00599d" fo:border-right="none" fo:border-top="none" fo:border-bottom="0.75pt solid #000000" style:writing-mode="page">
        <style:background-image/>
      </style:table-cell-properties>
    </style:style>
    <style:style style:name="Tableau1.B42"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42" style:family="table-cell">
      <style:table-cell-properties style:vertical-align="middle" fo:background-color="transparent" fo:padding="0cm" fo:border-left="0.75pt solid #000000" fo:border-right="0.75pt solid #00599d" fo:border-top="none" fo:border-bottom="0.75pt solid #000000" style:writing-mode="page">
        <style:background-image/>
      </style:table-cell-properties>
    </style:style>
    <style:style style:name="Tableau1.B43" style:family="table-cell">
      <style:table-cell-properties style:vertical-align="middle" fo:background-color="#dddddd" fo:padding="0cm" fo:border-left="0.75pt solid #000000" fo:border-right="none" fo:border-top="none" fo:border-bottom="0.75pt solid #000000" style:writing-mode="page">
        <style:background-image/>
      </style:table-cell-properties>
    </style:style>
    <style:style style:name="Tableau1.C43" style:family="table-cell">
      <style:table-cell-properties style:vertical-align="middle" fo:background-color="#dddddd" fo:padding="0cm" fo:border-left="0.75pt solid #000000" fo:border-right="0.75pt solid #000000" fo:border-top="none" fo:border-bottom="0.75pt solid #000000" style:writing-mode="page">
        <style:background-image/>
      </style:table-cell-properties>
    </style:style>
    <style:style style:name="Tableau1.B44" style:family="table-cell">
      <style:table-cell-properties style:vertical-align="middle" fo:background-color="transparent" fo:padding="0cm" fo:border-left="0.75pt solid #000000" fo:border-right="none" fo:border-top="none" fo:border-bottom="0.75pt solid #000000" style:writing-mode="page">
        <style:background-image/>
      </style:table-cell-properties>
    </style:style>
    <style:style style:name="Tableau1.C44" style:family="table-cell">
      <style:table-cell-properties style:vertical-align="middle" fo:background-color="transparent" fo:padding="0cm" fo:border-left="0.75pt solid #000000" fo:border-right="0.75pt solid #000000" fo:border-top="none" fo:border-bottom="0.75pt solid #000000" style:writing-mode="page">
        <style:background-image/>
      </style:table-cell-properties>
    </style:style>
    <style:style style:name="Tableau1.45" style:family="table-row">
      <style:table-row-properties fo:background-color="transparent" fo:keep-together="auto">
        <style:background-image/>
      </style:table-row-properties>
    </style:style>
    <style:style style:name="Tableau1.A45" style:family="table-cell">
      <style:table-cell-properties style:vertical-align="middle" fo:background-color="#dddddd" fo:padding="0cm" fo:border-left="0.75pt solid #000000" fo:border-right="none" fo:border-top="0.75pt solid #000000" fo:border-bottom="0.75pt solid #000000" style:writing-mode="page">
        <style:background-image/>
      </style:table-cell-properties>
    </style:style>
    <style:style style:name="Tableau1.B45" style:family="table-cell">
      <style:table-cell-properties style:vertical-align="middle" fo:background-color="#dddddd" fo:padding="0cm" fo:border-left="0.75pt solid #000000" fo:border-right="none" fo:border-top="0.75pt solid #000000" fo:border-bottom="0.75pt solid #000000" style:writing-mode="page">
        <style:background-image/>
      </style:table-cell-properties>
    </style:style>
    <style:style style:name="Tableau1.C45" style:family="table-cell">
      <style:table-cell-properties style:vertical-align="middle" fo:background-color="#dddddd" fo:padding="0cm" fo:border="0.75pt solid #000000" style:writing-mode="page">
        <style:background-image/>
      </style:table-cell-properties>
    </style:style>
    <style:style style:name="P1" style:family="paragraph" style:parent-style-name="Text_20_body">
      <style:paragraph-properties fo:line-height="100%"/>
      <style:text-properties officeooo:rsid="002be9b0" officeooo:paragraph-rsid="00011739"/>
    </style:style>
    <style:style style:name="P2" style:family="paragraph" style:parent-style-name="Text_20_body">
      <style:paragraph-properties fo:line-height="100%" fo:text-align="start" style:justify-single-word="false"/>
      <style:text-properties officeooo:paragraph-rsid="00011739"/>
    </style:style>
    <style:style style:name="P3" style:family="paragraph" style:parent-style-name="Text_20_body">
      <style:paragraph-properties fo:line-height="100%"/>
      <style:text-properties officeooo:paragraph-rsid="00011739"/>
    </style:style>
    <style:style style:name="P4" style:family="paragraph" style:parent-style-name="Text_20_body">
      <style:text-properties officeooo:paragraph-rsid="00011739"/>
    </style:style>
    <style:style style:name="P5" style:family="paragraph" style:parent-style-name="Text_20_body">
      <style:paragraph-properties fo:line-height="100%"/>
      <style:text-properties style:font-name="Liberation Sans" fo:font-size="13pt" fo:font-style="normal" fo:font-weight="bold" officeooo:rsid="00058a4b" officeooo:paragraph-rsid="00058a4b" style:font-size-asian="11.3500003814697pt" style:font-style-asian="normal" style:font-weight-asian="bold" style:font-size-complex="13pt" style:font-style-complex="normal" style:font-weight-complex="bold"/>
    </style:style>
    <style:style style:name="P6" style:family="paragraph" style:parent-style-name="Text_20_body">
      <style:paragraph-properties fo:line-height="100%"/>
      <style:text-properties style:font-name="Liberation Sans" fo:font-size="13pt" fo:font-style="normal" fo:font-weight="bold" officeooo:rsid="00074eba" officeooo:paragraph-rsid="00074eba" style:font-size-asian="11.3500003814697pt" style:font-style-asian="normal" style:font-weight-asian="bold" style:font-size-complex="13pt" style:font-style-complex="normal" style:font-weight-complex="bold"/>
    </style:style>
    <style:style style:name="P7" style:family="paragraph" style:parent-style-name="Text_20_body">
      <style:paragraph-properties fo:line-height="100%"/>
      <style:text-properties style:font-name="Liberation Sans" fo:font-size="13pt" fo:font-style="normal" fo:font-weight="bold" officeooo:rsid="00074eba" officeooo:paragraph-rsid="00074eba" style:font-size-asian="13pt" style:font-style-asian="normal" style:font-weight-asian="bold" style:font-size-complex="13pt" style:font-style-complex="normal" style:font-weight-complex="bold"/>
    </style:style>
    <style:style style:name="P8" style:family="paragraph" style:parent-style-name="Text_20_body">
      <style:paragraph-properties fo:line-height="100%"/>
      <style:text-properties style:font-name="Liberation Serif" fo:font-size="12pt" fo:font-style="normal" fo:font-weight="normal" officeooo:rsid="0004dcda" officeooo:paragraph-rsid="0004dcda" style:font-size-asian="10.5pt" style:font-style-asian="normal" style:font-weight-asian="normal" style:font-size-complex="12pt" style:font-style-complex="normal" style:font-weight-complex="normal"/>
    </style:style>
    <style:style style:name="P9" style:family="paragraph" style:parent-style-name="Text_20_body">
      <loext:graphic-properties draw:fill="none"/>
      <style:paragraph-properties fo:margin-left="0cm" fo:margin-right="0cm" fo:margin-top="0cm" fo:margin-bottom="0.247cm" loext:contextual-spacing="false" fo:line-height="115%" fo:text-indent="-0.4cm" style:auto-text-indent="false" fo:background-color="transparent"/>
      <style:text-properties officeooo:paragraph-rsid="00011739"/>
    </style:style>
    <style:style style:name="P10" style:family="paragraph" style:parent-style-name="Text_20_body" style:master-page-name="">
      <loext:graphic-properties draw:fill="none"/>
      <style:paragraph-properties fo:margin-left="0cm" fo:margin-right="0cm" fo:margin-top="0cm" fo:margin-bottom="0.247cm" loext:contextual-spacing="false" fo:line-height="115%" fo:text-indent="-0.4cm" style:auto-text-indent="false" style:page-number="auto" fo:background-color="transparent"/>
      <style:text-properties officeooo:paragraph-rsid="00011739"/>
    </style:style>
    <style:style style:name="P11" style:family="paragraph" style:parent-style-name="Standard">
      <style:paragraph-properties fo:line-height="100%"/>
      <style:text-properties officeooo:rsid="001b2239" officeooo:paragraph-rsid="00011739"/>
    </style:style>
    <style:style style:name="P12" style:family="paragraph" style:parent-style-name="Title">
      <style:paragraph-properties fo:line-height="100%"/>
      <style:text-properties officeooo:paragraph-rsid="00011739"/>
    </style:style>
    <style:style style:name="P13" style:family="paragraph" style:parent-style-name="Contents_20_1">
      <style:paragraph-properties>
        <style:tab-stops>
          <style:tab-stop style:position="17cm" style:type="right" style:leader-style="dotted" style:leader-text="."/>
        </style:tab-stops>
      </style:paragraph-properties>
      <style:text-properties officeooo:paragraph-rsid="00011739"/>
    </style:style>
    <style:style style:name="P14" style:family="paragraph" style:parent-style-name="Contents_20_4">
      <style:paragraph-properties>
        <style:tab-stops>
          <style:tab-stop style:position="15.503cm" style:type="right" style:leader-style="dotted" style:leader-text="."/>
        </style:tab-stops>
      </style:paragraph-properties>
      <style:text-properties officeooo:paragraph-rsid="00011739"/>
    </style:style>
    <style:style style:name="P15" style:family="paragraph" style:parent-style-name="Contents_20_3">
      <style:paragraph-properties>
        <style:tab-stops>
          <style:tab-stop style:position="16.002cm" style:type="right" style:leader-style="dotted" style:leader-text="."/>
        </style:tab-stops>
      </style:paragraph-properties>
      <style:text-properties officeooo:paragraph-rsid="00011739"/>
    </style:style>
    <style:style style:name="P16" style:family="paragraph" style:parent-style-name="Contents_20_2">
      <style:paragraph-properties>
        <style:tab-stops>
          <style:tab-stop style:position="16.501cm" style:type="right" style:leader-style="dotted" style:leader-text="."/>
        </style:tab-stops>
      </style:paragraph-properties>
      <style:text-properties officeooo:paragraph-rsid="00011739"/>
    </style:style>
    <style:style style:name="P17" style:family="paragraph" style:parent-style-name="Contents_20_5">
      <style:paragraph-properties>
        <style:tab-stops>
          <style:tab-stop style:position="15.004cm" style:type="right" style:leader-style="dotted" style:leader-text="."/>
        </style:tab-stops>
      </style:paragraph-properties>
      <style:text-properties officeooo:paragraph-rsid="00011739"/>
    </style:style>
    <style:style style:name="P18" style:family="paragraph" style:parent-style-name="Heading_20_1">
      <style:paragraph-properties fo:text-align="center" style:justify-single-word="false"/>
      <style:text-properties officeooo:paragraph-rsid="00011739"/>
    </style:style>
    <style:style style:name="P19" style:family="paragraph" style:parent-style-name="Heading_20_1">
      <style:paragraph-properties fo:line-height="100%" fo:text-align="center" style:justify-single-word="false" fo:break-before="page"/>
      <style:text-properties officeooo:rsid="002be9b0" officeooo:paragraph-rsid="00011739"/>
    </style:style>
    <style:style style:name="P20" style:family="paragraph" style:parent-style-name="Standard" style:list-style-name="L1">
      <style:paragraph-properties fo:line-height="100%"/>
      <style:text-properties officeooo:rsid="001cfd1c" officeooo:paragraph-rsid="00011739"/>
    </style:style>
    <style:style style:name="P21" style:family="paragraph" style:parent-style-name="Standard" style:list-style-name="L1">
      <style:paragraph-properties fo:line-height="100%"/>
      <style:text-properties officeooo:rsid="00030f8d" officeooo:paragraph-rsid="00030f8d"/>
    </style:style>
    <style:style style:name="P22" style:family="paragraph" style:parent-style-name="Heading_20_3">
      <style:paragraph-properties fo:line-height="100%"/>
      <style:text-properties officeooo:paragraph-rsid="00011739"/>
    </style:style>
    <style:style style:name="P23" style:family="paragraph" style:parent-style-name="Heading_20_3">
      <style:paragraph-properties fo:line-height="100%"/>
      <style:text-properties fo:font-size="13pt" officeooo:paragraph-rsid="00011739" style:font-size-asian="13pt" style:font-size-complex="13pt"/>
    </style:style>
    <style:style style:name="P24" style:family="paragraph" style:parent-style-name="Heading_20_3">
      <style:text-properties fo:font-size="13pt" officeooo:paragraph-rsid="00011739" style:font-size-asian="13pt" style:font-size-complex="13pt"/>
    </style:style>
    <style:style style:name="P25" style:family="paragraph" style:parent-style-name="Heading_20_3">
      <style:text-properties fo:font-size="12pt" officeooo:paragraph-rsid="00011739" style:font-size-asian="12pt" style:font-size-complex="12pt"/>
    </style:style>
    <style:style style:name="P26" style:family="paragraph" style:parent-style-name="Heading_20_2">
      <style:text-properties officeooo:paragraph-rsid="00011739"/>
    </style:style>
    <style:style style:name="P27" style:family="paragraph" style:parent-style-name="Heading_20_2" style:list-style-name="">
      <style:text-properties officeooo:paragraph-rsid="00011739"/>
    </style:style>
    <style:style style:name="P28" style:family="paragraph" style:parent-style-name="Heading_20_2">
      <style:paragraph-properties fo:break-before="page"/>
      <style:text-properties officeooo:paragraph-rsid="00011739"/>
    </style:style>
    <style:style style:name="P29" style:family="paragraph" style:parent-style-name="Heading_20_2" style:list-style-name="">
      <style:paragraph-properties fo:margin-top="0.252cm" fo:margin-bottom="0.111cm" loext:contextual-spacing="false"/>
      <style:text-properties officeooo:paragraph-rsid="00011739"/>
    </style:style>
    <style:style style:name="P30" style:family="paragraph" style:parent-style-name="Heading_20_2">
      <style:paragraph-properties fo:margin-top="0cm" fo:margin-bottom="0cm" loext:contextual-spacing="false" fo:break-before="page"/>
      <style:text-properties officeooo:paragraph-rsid="00011739"/>
    </style:style>
    <style:style style:name="P31" style:family="paragraph" style:parent-style-name="Contents_20_Heading">
      <style:paragraph-properties fo:break-before="page"/>
      <style:text-properties officeooo:rsid="002be9b0" officeooo:paragraph-rsid="00011739"/>
    </style:style>
    <style:style style:name="P32" style:family="paragraph" style:parent-style-name="Text_20_body">
      <style:text-properties officeooo:paragraph-rsid="00011739"/>
    </style:style>
    <style:style style:name="P33" style:family="paragraph" style:parent-style-name="Text_20_body">
      <style:text-properties officeooo:rsid="000c44a8" officeooo:paragraph-rsid="000c44a8"/>
    </style:style>
    <style:style style:name="P34" style:family="paragraph" style:parent-style-name="Text_20_body">
      <style:text-properties officeooo:rsid="0016ca5c" officeooo:paragraph-rsid="0016ca5c"/>
    </style:style>
    <style:style style:name="P35" style:family="paragraph" style:parent-style-name="Text_20_body" style:list-style-name="L4">
      <style:text-properties style:text-underline-style="solid" style:text-underline-width="auto" style:text-underline-color="font-color" officeooo:rsid="000c44a8" officeooo:paragraph-rsid="000c44a8"/>
    </style:style>
    <style:style style:name="P36" style:family="paragraph" style:parent-style-name="Text_20_body" style:list-style-name="L4">
      <style:text-properties style:text-underline-style="solid" style:text-underline-width="auto" style:text-underline-color="font-color" officeooo:rsid="00158a46" officeooo:paragraph-rsid="00158a46"/>
    </style:style>
    <style:style style:name="P37" style:family="paragraph" style:parent-style-name="Text_20_body">
      <style:text-properties style:text-underline-style="solid" style:text-underline-width="auto" style:text-underline-color="font-color" officeooo:rsid="00158a46" officeooo:paragraph-rsid="00158a46"/>
    </style:style>
    <style:style style:name="P38" style:family="paragraph" style:parent-style-name="Text_20_body">
      <style:text-properties style:text-underline-style="none" officeooo:rsid="0018b2df" officeooo:paragraph-rsid="0018b2df"/>
    </style:style>
    <style:style style:name="P39" style:family="paragraph" style:parent-style-name="Text_20_body">
      <style:paragraph-properties fo:margin-top="0cm" fo:margin-bottom="0cm" loext:contextual-spacing="false" fo:line-height="100%"/>
      <style:text-properties officeooo:rsid="001cfd1c" officeooo:paragraph-rsid="00011739"/>
    </style:style>
    <style:style style:name="P40" style:family="paragraph" style:parent-style-name="Text_20_body">
      <style:paragraph-properties fo:margin-top="0cm" fo:margin-bottom="0cm" loext:contextual-spacing="false" fo:line-height="100%"/>
      <style:text-properties officeooo:rsid="00317b24" officeooo:paragraph-rsid="00030f8d"/>
    </style:style>
    <style:style style:name="P41" style:family="paragraph" style:parent-style-name="Text_20_body">
      <style:paragraph-properties fo:margin-top="0cm" fo:margin-bottom="0cm" loext:contextual-spacing="false" fo:line-height="100%"/>
      <style:text-properties style:font-name="Liberation Serif" fo:font-size="12pt" fo:font-style="normal" fo:font-weight="normal" officeooo:rsid="0004dcda" officeooo:paragraph-rsid="0004dcda" style:font-size-asian="10.5pt" style:font-style-asian="normal" style:font-weight-asian="normal" style:font-size-complex="12pt" style:font-style-complex="normal" style:font-weight-complex="normal"/>
    </style:style>
    <style:style style:name="P42" style:family="paragraph" style:parent-style-name="Text_20_body" style:list-style-name="L2">
      <style:paragraph-properties fo:margin-top="0cm" fo:margin-bottom="0cm" loext:contextual-spacing="false" fo:line-height="100%"/>
      <style:text-properties style:font-name="Liberation Serif" fo:font-size="12pt" fo:font-style="normal" fo:font-weight="normal" officeooo:rsid="0004dcda" officeooo:paragraph-rsid="0004dcda" style:font-size-asian="10.5pt" style:font-style-asian="normal" style:font-weight-asian="normal" style:font-size-complex="12pt" style:font-style-complex="normal" style:font-weight-complex="normal"/>
    </style:style>
    <style:style style:name="P43" style:family="paragraph" style:parent-style-name="Text_20_body">
      <style:paragraph-properties fo:margin-top="0cm" fo:margin-bottom="0cm" loext:contextual-spacing="false" fo:line-height="100%"/>
      <style:text-properties style:font-name="Liberation Serif" fo:font-size="12pt" fo:font-style="normal" fo:font-weight="normal" officeooo:rsid="00074eba" officeooo:paragraph-rsid="00074eba" style:font-size-asian="10.5pt" style:font-style-asian="normal" style:font-weight-asian="normal" style:font-size-complex="12pt" style:font-style-complex="normal" style:font-weight-complex="normal"/>
    </style:style>
    <style:style style:name="P44" style:family="paragraph" style:parent-style-name="Text_20_body">
      <style:paragraph-properties fo:margin-top="0cm" fo:margin-bottom="0cm" loext:contextual-spacing="false" fo:line-height="100%"/>
      <style:text-properties style:font-name="Liberation Serif" fo:font-size="12pt" fo:font-style="normal" fo:font-weight="normal" officeooo:rsid="00058a4b" officeooo:paragraph-rsid="00074eba" style:font-size-asian="10.5pt" style:font-style-asian="normal" style:font-weight-asian="normal" style:font-size-complex="12pt" style:font-style-complex="normal" style:font-weight-complex="normal"/>
    </style:style>
    <style:style style:name="P45" style:family="paragraph" style:parent-style-name="Text_20_body">
      <style:paragraph-properties fo:margin-top="0cm" fo:margin-bottom="0cm" loext:contextual-spacing="false" fo:line-height="100%"/>
      <style:text-properties style:font-name="Liberation Serif" fo:font-size="12pt" fo:font-style="italic" fo:font-weight="normal" officeooo:rsid="0004dcda" officeooo:paragraph-rsid="0004dcda" style:font-size-asian="10.5pt" style:font-style-asian="italic" style:font-weight-asian="normal" style:font-size-complex="12pt" style:font-style-complex="italic" style:font-weight-complex="normal"/>
    </style:style>
    <style:style style:name="P46" style:family="paragraph" style:parent-style-name="Text_20_body">
      <style:paragraph-properties fo:margin-top="0cm" fo:margin-bottom="0cm" loext:contextual-spacing="false" fo:line-height="100%"/>
      <style:text-properties style:font-name="Liberation Serif" fo:font-size="12pt" fo:font-style="italic" fo:font-weight="normal" officeooo:rsid="00074eba" officeooo:paragraph-rsid="00074eba" style:font-size-asian="10.5pt" style:font-style-asian="italic" style:font-weight-asian="normal" style:font-size-complex="12pt" style:font-style-complex="italic" style:font-weight-complex="normal"/>
    </style:style>
    <style:style style:name="P47" style:family="paragraph" style:parent-style-name="Text_20_body">
      <style:paragraph-properties fo:margin-top="0cm" fo:margin-bottom="0cm" loext:contextual-spacing="false" fo:line-height="100%"/>
      <style:text-properties style:font-name="Liberation Serif" fo:font-size="12pt" fo:font-style="italic" fo:font-weight="normal" officeooo:rsid="00058a4b" officeooo:paragraph-rsid="00074eba" style:font-size-asian="10.5pt" style:font-style-asian="italic" style:font-weight-asian="normal" style:font-size-complex="12pt" style:font-style-complex="italic" style:font-weight-complex="normal"/>
    </style:style>
    <style:style style:name="P48" style:family="paragraph" style:parent-style-name="Text_20_body">
      <style:paragraph-properties fo:margin-top="0cm" fo:margin-bottom="0cm" loext:contextual-spacing="false" fo:line-height="100%"/>
      <style:text-properties officeooo:rsid="002be9b0" officeooo:paragraph-rsid="00030f8d"/>
    </style:style>
    <style:style style:name="P49" style:family="paragraph" style:parent-style-name="Text_20_body">
      <style:paragraph-properties fo:margin-top="0cm" fo:margin-bottom="0cm" loext:contextual-spacing="false" fo:line-height="100%"/>
      <style:text-properties officeooo:rsid="002be9b0" officeooo:paragraph-rsid="00011739"/>
    </style:style>
    <style:style style:name="P50" style:family="paragraph" style:parent-style-name="Text_20_body">
      <style:paragraph-properties fo:margin-top="0cm" fo:margin-bottom="0cm" loext:contextual-spacing="false" fo:line-height="100%"/>
      <style:text-properties fo:font-style="italic" officeooo:rsid="002be9b0" officeooo:paragraph-rsid="00030f8d" style:font-style-asian="italic" style:font-style-complex="italic"/>
    </style:style>
    <style:style style:name="P51" style:family="paragraph" style:parent-style-name="Text_20_body">
      <style:paragraph-properties fo:margin-top="0cm" fo:margin-bottom="0cm" loext:contextual-spacing="false" fo:line-height="100%"/>
      <style:text-properties fo:font-style="italic" style:text-underline-style="solid" style:text-underline-width="auto" style:text-underline-color="font-color" officeooo:rsid="0029ea3b" officeooo:paragraph-rsid="00011739" style:font-style-asian="italic" style:font-style-complex="italic"/>
    </style:style>
    <style:style style:name="P52" style:family="paragraph" style:parent-style-name="Text_20_body">
      <style:paragraph-properties fo:margin-top="0cm" fo:margin-bottom="0cm" loext:contextual-spacing="false" fo:line-height="100%"/>
      <style:text-properties officeooo:rsid="0028cac0" officeooo:paragraph-rsid="00030f8d"/>
    </style:style>
    <style:style style:name="P53" style:family="paragraph" style:parent-style-name="Text_20_body">
      <style:paragraph-properties fo:margin-top="0cm" fo:margin-bottom="0cm" loext:contextual-spacing="false" fo:line-height="100%"/>
      <style:text-properties style:font-name="Liberation Sans" fo:font-size="13pt" fo:font-weight="bold" officeooo:rsid="0004dcda" officeooo:paragraph-rsid="0004dcda" style:font-size-asian="13pt" style:font-weight-asian="bold" style:font-size-complex="13pt" style:font-weight-complex="bold"/>
    </style:style>
    <style:style style:name="P54" style:family="paragraph" style:parent-style-name="Text_20_body">
      <style:paragraph-properties fo:margin-top="0cm" fo:margin-bottom="0cm" loext:contextual-spacing="false" fo:line-height="100%" fo:text-align="start" style:justify-single-word="false"/>
      <style:text-properties officeooo:rsid="004cd2ff" officeooo:paragraph-rsid="00011739"/>
    </style:style>
    <style:style style:name="P55" style:family="paragraph" style:parent-style-name="Text_20_body" style:list-style-name="L3">
      <style:paragraph-properties fo:margin-top="0cm" fo:margin-bottom="0cm" loext:contextual-spacing="false" fo:line-height="100%" fo:text-align="start" style:justify-single-word="false"/>
      <style:text-properties officeooo:rsid="004cd2ff" officeooo:paragraph-rsid="00011739"/>
    </style:style>
    <style:style style:name="P56" style:family="paragraph" style:parent-style-name="Text_20_body" style:list-style-name="L3">
      <style:paragraph-properties fo:margin-top="0cm" fo:margin-bottom="0cm" loext:contextual-spacing="false" fo:line-height="100%" fo:text-align="start" style:justify-single-word="false"/>
      <style:text-properties officeooo:rsid="005a9279" officeooo:paragraph-rsid="00011739"/>
    </style:style>
    <style:style style:name="P57" style:family="paragraph" style:parent-style-name="Text_20_body" style:list-style-name="L3">
      <style:paragraph-properties fo:margin-top="0cm" fo:margin-bottom="0cm" loext:contextual-spacing="false" fo:line-height="100%" fo:text-align="start" style:justify-single-word="false"/>
      <style:text-properties officeooo:rsid="005aae89" officeooo:paragraph-rsid="00011739"/>
    </style:style>
    <style:style style:name="P58" style:family="paragraph" style:parent-style-name="Text_20_body">
      <style:paragraph-properties fo:margin-top="0cm" fo:margin-bottom="0cm" loext:contextual-spacing="false" fo:line-height="100%" fo:text-align="start" style:justify-single-word="false"/>
      <style:text-properties officeooo:rsid="005aae89" officeooo:paragraph-rsid="00011739"/>
    </style:style>
    <style:style style:name="P59" style:family="paragraph" style:parent-style-name="Text_20_body" style:list-style-name="L3">
      <style:paragraph-properties fo:margin-top="0cm" fo:margin-bottom="0cm" loext:contextual-spacing="false" fo:line-height="100%" fo:text-align="start" style:justify-single-word="false"/>
      <style:text-properties officeooo:rsid="005cc3fa" officeooo:paragraph-rsid="00011739"/>
    </style:style>
    <style:style style:name="P60" style:family="paragraph" style:parent-style-name="Text_20_body">
      <style:paragraph-properties fo:margin-top="0cm" fo:margin-bottom="0cm" loext:contextual-spacing="false"/>
      <style:text-properties officeooo:paragraph-rsid="00011739"/>
    </style:style>
    <style:style style:name="P61" style:family="paragraph" style:parent-style-name="Text_20_body">
      <style:paragraph-properties fo:margin-top="0cm" fo:margin-bottom="0cm" loext:contextual-spacing="false"/>
      <style:text-properties officeooo:rsid="000a1eaa" officeooo:paragraph-rsid="000a1eaa"/>
    </style:style>
    <style:style style:name="P62" style:family="paragraph" style:parent-style-name="Text_20_body">
      <style:paragraph-properties fo:margin-top="0cm" fo:margin-bottom="0cm" loext:contextual-spacing="false"/>
      <style:text-properties officeooo:rsid="000af770" officeooo:paragraph-rsid="000af770"/>
    </style:style>
    <style:style style:name="P63" style:family="paragraph" style:parent-style-name="Text_20_body">
      <style:paragraph-properties fo:break-before="page"/>
      <style:text-properties officeooo:paragraph-rsid="00011739"/>
    </style:style>
    <style:style style:name="P64" style:family="paragraph" style:parent-style-name="Text_20_body" style:list-style-name="L4">
      <style:paragraph-properties fo:break-before="page"/>
      <style:text-properties officeooo:rsid="001ca2cc" officeooo:paragraph-rsid="001ca2cc"/>
    </style:style>
    <style:style style:name="P65"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0c44a8" officeooo:paragraph-rsid="000c44a8" style:font-size-asian="12pt" style:font-style-asian="normal" style:font-weight-asian="bold" style:font-size-complex="12pt" style:font-style-complex="normal" style:font-weight-complex="bold" style:text-overline-style="none" style:text-overline-color="font-color"/>
    </style:style>
    <style:style style:name="P66" style:family="paragraph" style:parent-style-name="Table_20_Contents">
      <style:paragraph-properties fo:text-align="center" style:justify-single-word="false"/>
      <style:text-properties fo:color="#ffffff" style:text-outline="false" style:text-line-through-style="none" style:text-line-through-type="none" style:font-name="Liberation Sans"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6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c44a8" officeooo:paragraph-rsid="000c44a8"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df8b3" officeooo:paragraph-rsid="000df8b3"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0f15b5" officeooo:paragraph-rsid="000f15b5"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03598" officeooo:paragraph-rsid="00103598"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1691f" officeooo:paragraph-rsid="0011691f"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34ce9" officeooo:paragraph-rsid="00134ce9"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45063" officeooo:paragraph-rsid="00145063"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58a46" officeooo:paragraph-rsid="00158a46"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877" officeooo:paragraph-rsid="00194877"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194877" officeooo:paragraph-rsid="00194877" style:font-size-asian="12pt" style:font-style-asian="normal" style:font-weight-asian="normal" style:font-size-complex="12pt" style:font-style-complex="normal" style:font-weight-complex="normal" style:text-overline-style="none" style:text-overline-color="font-color"/>
    </style:style>
    <style:style style:name="P78"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d4ea6b"/>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loext:graphic-properties draw:fill="solid" draw:fill-color="#ffde5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8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85"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86"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start" fo:text-indent="0cm"/>
    </style:style>
    <style:style style:name="P88"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8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0"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P91"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P92"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P9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style:style style:name="T1" style:family="text">
      <style:text-properties fo:font-size="13pt" style:font-size-asian="13pt" style:font-size-complex="13pt"/>
    </style:style>
    <style:style style:name="T2" style:family="text">
      <style:text-properties officeooo:rsid="001e76b0"/>
    </style:style>
    <style:style style:name="T3" style:family="text">
      <style:text-properties officeooo:rsid="00307ffa"/>
    </style:style>
    <style:style style:name="T4" style:family="text">
      <style:text-properties officeooo:rsid="00255907"/>
    </style:style>
    <style:style style:name="T5" style:family="text">
      <style:text-properties officeooo:rsid="005cc3fa"/>
    </style:style>
    <style:style style:name="T6" style:family="text">
      <style:text-properties officeooo:rsid="00011739"/>
    </style:style>
    <style:style style:name="T7" style:family="text">
      <style:text-properties officeooo:rsid="00030f8d"/>
    </style:style>
    <style:style style:name="T8" style:family="text">
      <style:text-properties officeooo:rsid="00097288"/>
    </style:style>
    <style:style style:name="T9" style:family="text">
      <style:text-properties fo:font-style="italic" style:font-style-asian="italic" style:font-style-complex="italic"/>
    </style:style>
    <style:style style:name="T10" style:family="text">
      <style:text-properties officeooo:rsid="000a1eaa"/>
    </style:style>
    <style:style style:name="T11" style:family="text">
      <style:text-properties officeooo:rsid="000af770"/>
    </style:style>
    <style:style style:name="T12" style:family="text">
      <style:text-properties officeooo:rsid="000c44a8"/>
    </style:style>
    <style:style style:name="T13" style:family="text">
      <style:text-properties officeooo:rsid="000df8b3"/>
    </style:style>
    <style:style style:name="T14" style:family="text">
      <style:text-properties officeooo:rsid="000f15b5"/>
    </style:style>
    <style:style style:name="T15" style:family="text">
      <style:text-properties officeooo:rsid="00103598"/>
    </style:style>
    <style:style style:name="T16" style:family="text">
      <style:text-properties officeooo:rsid="0011691f"/>
    </style:style>
    <style:style style:name="T17" style:family="text">
      <style:text-properties officeooo:rsid="0018d18a"/>
    </style:style>
    <style:style style:name="T18" style:family="text">
      <style:text-properties officeooo:rsid="00194877"/>
    </style:style>
    <style:style style:name="T19" style:family="text">
      <style:text-properties fo:font-weight="bold" style:font-weight-asian="bold" style:font-weight-complex="bold"/>
    </style:style>
    <style:style style:name="T20" style:family="text">
      <style:text-properties officeooo:rsid="001aaafc"/>
    </style:style>
    <style:style style:name="T21" style:family="text">
      <style:text-properties style:text-underline-style="solid" style:text-underline-width="auto" style:text-underline-color="font-color"/>
    </style:style>
    <style:style style:name="T22"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Microsoft YaHei" style:font-size-asian="8pt" style:font-style-asian="normal" style:font-weight-asian="normal" style:font-name-complex="Arial" style:font-size-complex="8pt" style:font-style-complex="normal" style:font-weight-complex="normal"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Arial"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style:use-window-font-color="true" style:text-outline="false" style:text-line-through-style="none" style:text-line-through-type="none" style:font-name="Liberation Sans1"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normal" style:letter-kerning="true" style:font-name-asian="Microsoft YaHei" style:font-size-asian="16pt" style:font-style-asian="normal" style:font-weight-asian="normal" style:font-name-complex="Arial" style:font-size-complex="16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dash" draw:stroke-dash="Ultrafine_20_Dashed" svg:stroke-width="0cm" svg:stroke-color="#000000" draw:marker-start="Arrow" draw:marker-start-width="0.199cm" draw:marker-start-center="false" draw:marker-end="Arrow" draw:marker-end-width="0.199cm" draw:marker-end-center="false" draw:fill="solid" draw:fill-color="#d4ea6b" draw:textarea-horizontal-align="justify" draw:textarea-vertical-align="middle" draw:auto-grow-height="false" fo:min-height="20.911cm" fo:min-width="11.862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388cm" fo:min-width="1.621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6cm" fo:min-width="1.637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884cm" fo:min-width="1.693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388cm" fo:min-width="1.552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529cm" fo:min-width="1.977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Arrow_20_concav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draw:stroke-dash="Ultrafine_20_Dashed" svg:stroke-width="0cm" svg:stroke-color="#000000" draw:marker-start="" draw:marker-start-width="0.199cm" draw:marker-start-center="false" draw:marker-end="Arrow_20_concave"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Arrow"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669cm" fo:min-width="1.621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739cm" fo:min-width="1.621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6cm" fo:min-width="1.693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318cm" fo:min-width="0.84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5.5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92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1.342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527cm" fo:min-width="1.69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529cm" fo:min-width="1.693cm"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96cm" fo:min-width="3.09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74cm" fo:min-width="3.09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solid" draw:fill-color="#ffde59" draw:textarea-horizontal-align="justify" draw:textarea-vertical-align="middle" draw:auto-grow-height="false" fo:min-height="0.388cm" fo:min-width="1.6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 draw:marker-start-width="0.199cm" draw:marker-start-center="false" draw:marker-end="Triangle_20_unfilled"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bottom" draw:auto-grow-height="false" fo:min-height="0.873cm" fo:min-width="6.001cm" fo:padding-top="0.125cm" fo:padding-bottom="0.125cm" fo:padding-left="0.25cm" fo:padding-right="0.25cm" draw:shadow="hidden" draw:shadow-offset-x="0.199cm" draw:shadow-offset-y="0.199cm" draw:shadow-color="#808080" style:run-through="foreground"/>
    </style:style>
    <style:style style:name="gr30" style:family="graphic">
      <style:graphic-properties style:run-through="foreground" style:wrap="run-through" style:number-wrapped-paragraphs="no-limit" style:vertical-pos="from-top" style:vertical-rel="paragraph" style:horizontal-pos="from-left" style:horizontal-rel="paragraph"/>
    </style:style>
    <style:style style:name="gr3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35cm" fo:min-width="8.498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33" style:family="graphic">
      <style:graphic-properties draw:stroke="solid" svg:stroke-width="0.011cm" svg:stroke-color="#000000" draw:marker-start="" draw:marker-start-width="0.22cm" draw:marker-start-center="false" draw:marker-end="Arrow" draw:marker-end-width="0.12cm" draw:marker-end-center="true" draw:fill="solid" draw:fill-color="#000000"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572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339cm" fo:min-width="0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1.406cm"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602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3.348cm" fo:min-width="0cm"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4.898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49cm" fo:min-width="0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solid" svg:stroke-width="0cm" svg:stroke-color="#000000" draw:marker-start="" draw:marker-start-width="0.199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136cm"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1.406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75cm" fo:min-width="0cm"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101cm"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2.805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011cm" svg:stroke-color="#000000" draw:marker-start="" draw:marker-start-width="0.22cm" draw:marker-start-center="false" draw:marker-end="Arrow" draw:marker-end-width="0.12cm" draw:marker-end-center="true" draw:fill="solid" draw:fill-color="#000000"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8" style:family="graphic">
      <style:graphic-properties draw:stroke="solid" svg:stroke-width="0.011cm" svg:stroke-color="#000000" draw:marker-start="" draw:marker-start-width="0.22cm" draw:marker-start-center="false" draw:marker-end="Arrow" draw:marker-end-width="0.12cm" draw:marker-end-center="true" draw:fill="solid" draw:fill-color="#000000" draw:textarea-horizontal-align="justify" draw:textarea-vertical-align="middle" fo:padding-top="0.131cm" fo:padding-bottom="0.131cm" fo:padding-left="0.256cm" fo:padding-right="0.256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34cm" fo:min-width="0cm"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7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1.9cm" fo:padding-top="0.125cm" fo:padding-bottom="0.125cm" fo:padding-left="0.25cm" fo:padding-right="0.25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Arrow" draw:marker-end-width="0.3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524cm" fo:padding-top="0.125cm" fo:padding-bottom="0.125cm" fo:padding-left="0.25cm" fo:padding-right="0.25cm" draw:shadow="hidden" draw:shadow-offset-x="0.199cm" draw:shadow-offset-y="0.199cm" draw:shadow-color="#808080" style:run-through="foreground"/>
    </style:style>
    <style:style style:name="gr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4.15cm" fo:min-width="4.898cm" fo:padding-top="0.125cm" fo:padding-bottom="0.125cm" fo:padding-left="0.25cm" fo:padding-right="0.25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572cm" fo:padding-top="0.125cm" fo:padding-bottom="0.125cm" fo:padding-left="0.25cm" fo:padding-right="0.25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139cm" fo:min-width="0cm"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1.406cm"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649cm" fo:min-width="0cm" fo:padding-top="0.125cm" fo:padding-bottom="0.125cm" fo:padding-left="0.25cm" fo:padding-right="0.25cm" draw:shadow="hidden" draw:shadow-offset-x="0.199cm" draw:shadow-offset-y="0.199cm" draw:shadow-color="#808080" style:run-through="foreground"/>
    </style:style>
    <style:style style:name="gr9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2.2cm"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2.805cm" fo:padding-top="0.125cm" fo:padding-bottom="0.125cm" fo:padding-left="0.25cm" fo:padding-right="0.25cm" draw:shadow="hidden" draw:shadow-offset-x="0.199cm" draw:shadow-offset-y="0.199cm" draw:shadow-color="#808080" style:run-through="foreground"/>
    </style:style>
    <style:style style:name="gr9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5.35cm" fo:min-width="8.398cm"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572cm" fo:padding-top="0.125cm" fo:padding-bottom="0.125cm" fo:padding-left="0.25cm" fo:padding-right="0.25cm" draw:shadow="hidden" draw:shadow-offset-x="0.199cm" draw:shadow-offset-y="0.199cm" draw:shadow-color="#808080" style:run-through="foreground"/>
    </style:style>
    <style:style style:name="gr11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2.54cm" fo:min-width="0cm" fo:padding-top="0.125cm" fo:padding-bottom="0.125cm" fo:padding-left="0.25cm" fo:padding-right="0.25cm" draw:shadow="hidden" draw:shadow-offset-x="0.199cm" draw:shadow-offset-y="0.199cm" draw:shadow-color="#808080" style:run-through="foreground"/>
    </style:style>
    <style:style style:name="gr11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1.406cm"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4"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5"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602cm" fo:padding-top="0.125cm" fo:padding-bottom="0.125cm" fo:padding-left="0.25cm" fo:padding-right="0.25cm" draw:shadow="hidden" draw:shadow-offset-x="0.199cm" draw:shadow-offset-y="0.199cm" draw:shadow-color="#808080" style:run-through="foreground"/>
    </style:style>
    <style:style style:name="gr11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3.35cm" fo:min-width="0cm" fo:padding-top="0.125cm" fo:padding-bottom="0.125cm" fo:padding-left="0.25cm" fo:padding-right="0.25cm" draw:shadow="hidden" draw:shadow-offset-x="0.199cm" draw:shadow-offset-y="0.199cm" draw:shadow-color="#808080" style:run-through="foreground"/>
    </style:style>
    <style:style style:name="gr11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4.898cm" fo:padding-top="0.125cm" fo:padding-bottom="0.125cm" fo:padding-left="0.25cm" fo:padding-right="0.25cm" draw:shadow="hidden" draw:shadow-offset-x="0.199cm" draw:shadow-offset-y="0.199cm" draw:shadow-color="#808080" style:run-through="foreground"/>
    </style:style>
    <style:style style:name="gr119"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7cm" fo:min-width="1.406cm" fo:padding-top="0.125cm" fo:padding-bottom="0.125cm" fo:padding-left="0.25cm" fo:padding-right="0.25cm" draw:shadow="hidden" draw:shadow-offset-x="0.199cm" draw:shadow-offset-y="0.199cm" draw:shadow-color="#808080" style:run-through="foreground"/>
    </style:style>
    <style:style style:name="gr121"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2"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0.85cm" fo:min-width="0cm"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27cm" fo:padding-top="0.125cm" fo:padding-bottom="0.125cm" fo:padding-left="0.25cm" fo:padding-right="0.25cm" draw:shadow="hidden" draw:shadow-offset-x="0.199cm" draw:shadow-offset-y="0.199cm" draw:shadow-color="#808080" style:run-through="foreground"/>
    </style:style>
    <style:style style:name="gr1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792cm" fo:padding-top="0.125cm" fo:padding-bottom="0.125cm" fo:padding-left="0.25cm" fo:padding-right="0.25cm" draw:shadow="hidden" draw:shadow-offset-x="0.199cm" draw:shadow-offset-y="0.199cm" draw:shadow-color="#808080" style:run-through="foreground"/>
    </style:style>
    <style:style style:name="gr127" style:family="graphic">
      <style:graphic-properties draw:stroke="solid" svg:stroke-width="0cm" svg:stroke-color="#000000" draw:marker-start="" draw:marker-start-width="0.199cm" draw:marker-start-center="false" draw:marker-end="Arrow"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draw:auto-grow-height="false" fo:min-height="0.049cm" fo:min-width="0cm" fo:padding-top="0.125cm" fo:padding-bottom="0.125cm" fo:padding-left="0.25cm" fo:padding-right="0.25cm" draw:shadow="hidden" draw:shadow-offset-x="0.199cm" draw:shadow-offset-y="0.199cm" draw:shadow-color="#808080" style:run-through="foreground"/>
    </style:style>
    <style:style style:name="gr129" style:family="graphic">
      <style:graphic-properties draw:stroke="solid"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0"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4.15cm" fo:min-width="4.9cm" fo:padding-top="0.125cm" fo:padding-bottom="0.125cm" fo:padding-left="0.25cm" fo:padding-right="0.25cm" draw:shadow="hidden" draw:shadow-offset-x="0.199cm" draw:shadow-offset-y="0.199cm" draw:shadow-color="#808080" style:run-through="foreground"/>
    </style:style>
    <style:style style:name="gr13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916cm" fo:padding-top="0.125cm" fo:padding-bottom="0.125cm" fo:padding-left="0.25cm" fo:padding-right="0.25cm" draw:shadow="hidden" draw:shadow-offset-x="0.199cm" draw:shadow-offset-y="0.199cm" draw:shadow-color="#808080" style:run-through="foreground"/>
    </style:style>
    <style:style style:name="gr14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139cm" fo:min-width="0cm" fo:padding-top="0.125cm" fo:padding-bottom="0.125cm" fo:padding-left="0.25cm" fo:padding-right="0.25cm" draw:shadow="hidden" draw:shadow-offset-x="0.199cm" draw:shadow-offset-y="0.199cm" draw:shadow-color="#808080" style:run-through="foreground"/>
    </style:style>
    <style:style style:name="gr14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6cm" fo:min-width="1.406cm" fo:padding-top="0.125cm" fo:padding-bottom="0.125cm" fo:padding-left="0.25cm" fo:padding-right="0.25cm" draw:shadow="hidden" draw:shadow-offset-x="0.199cm" draw:shadow-offset-y="0.199cm" draw:shadow-color="#808080" style:run-through="foreground"/>
    </style:style>
    <style:style style:name="gr147"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8"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9"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649cm" fo:min-width="0cm" fo:padding-top="0.125cm" fo:padding-bottom="0.125cm" fo:padding-left="0.25cm" fo:padding-right="0.25cm" draw:shadow="hidden" draw:shadow-offset-x="0.199cm" draw:shadow-offset-y="0.199cm" draw:shadow-color="#808080" style:run-through="foreground"/>
    </style:style>
    <style:style style:name="gr15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4.8cm" fo:padding-top="0.125cm" fo:padding-bottom="0.125cm" fo:padding-left="0.25cm" fo:padding-right="0.25cm" draw:shadow="hidden" draw:shadow-offset-x="0.199cm" draw:shadow-offset-y="0.199cm" draw:shadow-color="#808080" style:run-through="foreground"/>
    </style:style>
    <style:style style:name="gr152"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2.651cm" fo:padding-top="0.125cm" fo:padding-bottom="0.125cm" fo:padding-left="0.25cm" fo:padding-right="0.25cm" draw:shadow="hidden" draw:shadow-offset-x="0.199cm" draw:shadow-offset-y="0.199cm" draw:shadow-color="#808080" style:run-through="foreground"/>
    </style:style>
    <style:style style:name="gr15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6" style:family="graphic">
      <style:graphic-properties draw:stroke="solid"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7" style:family="graphic">
      <style:graphic-properties draw:stroke="solid"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8" style:family="graphic">
      <style:graphic-properties draw:stroke="solid"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4.149cm" fo:min-width="4.9cm" fo:padding-top="0.125cm" fo:padding-bottom="0.125cm" fo:padding-left="0.25cm" fo:padding-right="0.25cm" draw:shadow="hidden" draw:shadow-offset-x="0.199cm" draw:shadow-offset-y="0.199cm" draw:shadow-color="#808080" style:run-through="foreground"/>
    </style:style>
    <style:style style:name="gr1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637cm" fo:min-width="2.572cm" fo:padding-top="0.125cm" fo:padding-bottom="0.125cm" fo:padding-left="0.25cm" fo:padding-right="0.25cm" draw:shadow="hidden" draw:shadow-offset-x="0.199cm" draw:shadow-offset-y="0.199cm" draw:shadow-color="#808080"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139cm" fo:min-width="0cm"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347cm" fo:min-width="1.406cm" fo:padding-top="0.125cm" fo:padding-bottom="0.125cm" fo:padding-left="0.25cm" fo:padding-right="0.25cm" draw:shadow="hidden" draw:shadow-offset-x="0.199cm" draw:shadow-offset-y="0.199cm" draw:shadow-color="#808080" style:run-through="foreground"/>
    </style:style>
    <style:style style:name="gr175"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6" style:family="graphic">
      <style:graphic-properties draw:stroke="solid"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dash" draw:stroke-dash="Line_20_Style_20_3" svg:stroke-width="0cm" svg:stroke-color="#000000" draw:marker-start="" draw:marker-start-width="0.199cm" draw:marker-start-center="false" draw:marker-end="Arrow" draw:marker-end-width="0.3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7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draw:auto-grow-height="false" fo:min-height="1.649cm" fo:min-width="0cm" fo:padding-top="0.125cm" fo:padding-bottom="0.125cm" fo:padding-left="0.25cm" fo:padding-right="0.25cm" draw:shadow="hidden" draw:shadow-offset-x="0.199cm" draw:shadow-offset-y="0.199cm" draw:shadow-color="#808080" style:run-through="foreground"/>
    </style:style>
    <style:style style:name="gr17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draw:textarea-vertical-align="middle" draw:auto-grow-height="false" fo:min-height="0.049cm" fo:min-width="2.6cm"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dash" draw:stroke-dash="Line_20_Style_20_3"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954cm" fo:min-width="2.632cm" fo:padding-top="0.125cm" fo:padding-bottom="0.125cm" fo:padding-left="0.25cm" fo:padding-right="0.25cm" draw:shadow="hidden" draw:shadow-offset-x="0.199cm" draw:shadow-offset-y="0.199cm" draw:shadow-color="#808080" style:run-through="foreground"/>
    </style:style>
    <style:style style:name="gr182"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3"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4"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5" style:family="graphic">
      <style:graphic-properties draw:stroke="solid" svg:stroke-width="0cm" svg:stroke-color="#000000" draw:marker-start=""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6" style:family="graphic">
      <style:graphic-properties draw:stroke="solid" svg:stroke-width="0cm" svg:stroke-color="#000000" draw:marker-start="Arrow" draw:marker-start-width="0.199cm" draw:marker-start-center="false" draw:marker-end="" draw:marker-end-width="0.199cm" draw:marker-end-center="false" draw:fill="solid" draw:fill-color="#000000"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7"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8.25cm" fo:min-width="2.9cm" fo:padding-top="0.139cm" fo:padding-bottom="0.139cm" fo:padding-left="0.265cm" fo:padding-right="0.265cm" draw:shadow="hidden" draw:shadow-offset-x="0.199cm" draw:shadow-offset-y="0.199cm" draw:shadow-color="#808080" style:run-through="foreground"/>
    </style:style>
    <style:style style:name="gr18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11cm" fo:min-width="0cm" fo:padding-top="0.125cm" fo:padding-bottom="0.125cm" fo:padding-left="0.25cm" fo:padding-right="0.25cm" draw:shadow="hidden" draw:shadow-offset-x="0.199cm" draw:shadow-offset-y="0.199cm" draw:shadow-color="#808080" style:run-through="foreground"/>
    </style:style>
    <style:style style:name="gr1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191"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2.611cm" fo:min-width="4.56cm" fo:padding-top="0.139cm" fo:padding-bottom="0.139cm" fo:padding-left="0.265cm" fo:padding-right="0.265cm" draw:shadow="hidden" draw:shadow-offset-x="0.199cm" draw:shadow-offset-y="0.199cm" draw:shadow-color="#808080" style:run-through="foreground"/>
    </style:style>
    <style:style style:name="gr19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195"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1.616cm" fo:min-width="3.066cm" fo:padding-top="0.139cm" fo:padding-bottom="0.139cm" fo:padding-left="0.265cm" fo:padding-right="0.265cm" draw:shadow="hidden" draw:shadow-offset-x="0.199cm" draw:shadow-offset-y="0.199cm" draw:shadow-color="#808080" style:run-through="foreground"/>
    </style:style>
    <style:style style:name="gr196"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28cm" fo:min-width="0cm" fo:padding-top="0.125cm" fo:padding-bottom="0.125cm" fo:padding-left="0.25cm" fo:padding-right="0.25cm" draw:shadow="hidden" draw:shadow-offset-x="0.199cm" draw:shadow-offset-y="0.199cm" draw:shadow-color="#808080" style:run-through="foreground"/>
    </style:style>
    <style:style style:name="gr198"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2.972cm" fo:min-width="4.921cm" fo:padding-top="0.139cm" fo:padding-bottom="0.139cm" fo:padding-left="0.265cm" fo:padding-right="0.265cm" draw:shadow="hidden" draw:shadow-offset-x="0.199cm" draw:shadow-offset-y="0.199cm" draw:shadow-color="#808080" style:run-through="foreground"/>
    </style:style>
    <style:style style:name="gr199"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5cm" fo:min-width="0cm" fo:padding-top="0.125cm" fo:padding-bottom="0.125cm" fo:padding-left="0.25cm" fo:padding-right="0.25cm" draw:shadow="hidden" draw:shadow-offset-x="0.199cm" draw:shadow-offset-y="0.199cm" draw:shadow-color="#808080" style:run-through="foreground"/>
    </style:style>
    <style:style style:name="gr201"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4.057cm" fo:min-width="4.505cm" fo:padding-top="0.139cm" fo:padding-bottom="0.139cm" fo:padding-left="0.265cm" fo:padding-right="0.265cm" draw:shadow="hidden" draw:shadow-offset-x="0.199cm" draw:shadow-offset-y="0.199cm" draw:shadow-color="#808080" style:run-through="foreground"/>
    </style:style>
    <style:style style:name="gr202"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cm" fo:min-width="0cm" fo:padding-top="0.125cm" fo:padding-bottom="0.125cm" fo:padding-left="0.25cm" fo:padding-right="0.25cm" draw:shadow="hidden" draw:shadow-offset-x="0.199cm" draw:shadow-offset-y="0.199cm" draw:shadow-color="#808080" style:run-through="foreground"/>
    </style:style>
    <style:style style:name="gr204"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3.21cm" fo:min-width="2.36cm" fo:padding-top="0.139cm" fo:padding-bottom="0.139cm" fo:padding-left="0.265cm" fo:padding-right="0.265cm" draw:shadow="hidden" draw:shadow-offset-x="0.199cm" draw:shadow-offset-y="0.199cm" draw:shadow-color="#808080" style:run-through="foreground"/>
    </style:style>
    <style:style style:name="gr205"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5cm" fo:min-width="0cm" fo:padding-top="0.125cm" fo:padding-bottom="0.125cm" fo:padding-left="0.25cm" fo:padding-right="0.25cm" draw:shadow="hidden" draw:shadow-offset-x="0.199cm" draw:shadow-offset-y="0.199cm" draw:shadow-color="#808080" style:run-through="foreground"/>
    </style:style>
    <style:style style:name="gr207"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1.896cm" fo:min-width="0cm" fo:padding-top="0.125cm" fo:padding-bottom="0.125cm" fo:padding-left="0.25cm" fo:padding-right="0.25cm" draw:shadow="hidden" draw:shadow-offset-x="0.199cm" draw:shadow-offset-y="0.199cm" draw:shadow-color="#808080" style:run-through="foreground"/>
    </style:style>
    <style:style style:name="gr20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21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2"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3.062cm" fo:min-width="5.112cm" fo:padding-top="0.139cm" fo:padding-bottom="0.139cm" fo:padding-left="0.265cm" fo:padding-right="0.265cm" draw:shadow="hidden" draw:shadow-offset-x="0.199cm" draw:shadow-offset-y="0.199cm" draw:shadow-color="#808080" style:run-through="foreground"/>
    </style:style>
    <style:style style:name="gr213"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713cm" fo:min-width="0cm" fo:padding-top="0.125cm" fo:padding-bottom="0.125cm" fo:padding-left="0.25cm" fo:padding-right="0.25cm" draw:shadow="hidden" draw:shadow-offset-x="0.199cm" draw:shadow-offset-y="0.199cm" draw:shadow-color="#808080" style:run-through="foreground"/>
    </style:style>
    <style:style style:name="gr21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24cm" fo:min-width="0cm" fo:padding-top="0.125cm" fo:padding-bottom="0.125cm" fo:padding-left="0.25cm" fo:padding-right="0.25cm" draw:shadow="hidden" draw:shadow-offset-x="0.199cm" draw:shadow-offset-y="0.199cm" draw:shadow-color="#808080" style:run-through="foreground"/>
    </style:style>
    <style:style style:name="gr21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217" style:family="graphic">
      <style:graphic-properties draw:stroke="solid" svg:stroke-width="0.028cm" svg:stroke-color="#000000" draw:marker-start="" draw:marker-start-width="0.242cm" draw:marker-start-center="false" draw:marker-end="" draw:marker-end-width="0.242cm" draw:marker-end-center="false" draw:fill="solid" draw:fill-color="#ffffff" draw:textarea-horizontal-align="justify" draw:textarea-vertical-align="bottom" draw:auto-grow-height="false" fo:min-height="1.617cm" fo:min-width="3.466cm" fo:padding-top="0.139cm" fo:padding-bottom="0.139cm" fo:padding-left="0.265cm" fo:padding-right="0.265cm" draw:shadow="hidden" draw:shadow-offset-x="0.199cm" draw:shadow-offset-y="0.199cm" draw:shadow-color="#808080" style:run-through="foreground"/>
    </style:style>
    <style:style style:name="gr218"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628cm" fo:min-width="0cm" fo:padding-top="0.125cm" fo:padding-bottom="0.125cm" fo:padding-left="0.25cm" fo:padding-right="0.25cm" draw:shadow="hidden" draw:shadow-offset-x="0.199cm" draw:shadow-offset-y="0.199cm" draw:shadow-color="#808080" style:run-through="foreground"/>
    </style:style>
    <style:style style:name="gr220" style:family="graphic">
      <style:graphic-properties draw:stroke="solid" svg:stroke-width="0cm" svg:stroke-color="#000000" draw:marker-start="" draw:marker-start-width="0.199cm" draw:marker-start-center="false" draw:marker-end=""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2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474cm" fo:min-width="0cm" fo:padding-top="0.125cm" fo:padding-bottom="0.125cm" fo:padding-left="0.25cm" fo:padding-right="0.25cm" draw:shadow="hidden" draw:shadow-offset-x="0.199cm" draw:shadow-offset-y="0.199cm" draw:shadow-color="#808080" style:run-through="foreground"/>
    </style:style>
    <number:number-style style:name="N2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ahier des charges<text:line-break/><text:span text:style-name="T8">Garage V.PARROT</text:span></text:p>
      <text:p text:style-name="P11"/>
      <text:h text:style-name="P18" text:outline-level="1" text:is-list-header="true"><text:bookmark-start text:name="__RefHeading___Toc432_617277800"/>Spécifications fonctionnelles :<text:bookmark-end text:name="__RefHeading___Toc432_617277800"/></text:h>
      <text:p text:style-name="P3"/>
      <text:h text:style-name="P26" text:outline-level="2"><text:bookmark-start text:name="__RefHeading___Toc426_617277800"/>Description du besoin :<text:bookmark-end text:name="__RefHeading___Toc426_617277800"/></text:h>
      <text:p text:style-name="P11"/>
      <text:h text:style-name="P22" text:outline-level="3"><text:bookmark-start text:name="__RefHeading___Toc428_617277800"/><text:span text:style-name="T1">Contexte </text:span>:<text:bookmark-end text:name="__RefHeading___Toc428_617277800"/></text:h>
      <text:p text:style-name="P11"/>
      <text:p text:style-name="P11">Vincent Parrot, fort de ses 15 années d'expérience dans la réparation automobile, a ouvert son propre garage à Toulouse en 2021. </text:p>
      <text:p text:style-name="P11">Depuis 2 ans, il propose une large gamme de services: réparation de la carrosserie et de la mécanique des voitures ainsi que leur entretien régulier pour garantir leur performance et leur sécurité. De plus, le Garage V. Parrot met en vente des véhicules d'occasion afin d'accroître son chiffre d'affaires. </text:p>
      <text:p text:style-name="P11">Vincent Parrot considère son atelier comme un véritable lieu de confiance pour ses clients et leurs voitures doivent, selon lui, à tout prix être entre de bonnes mains. </text:p>
      <text:p text:style-name="P11">Bien qu'il fournisse grâce à ses employés un service de qualité et personnalisé à chaque client, Vincent Parrot reconnaît qu'il doit être visible sur internet s'il veut se faire définitivement une place parmi la concurrence. Il a donc contacté l’agence de création de sites web dont vous faites partie pour un premier devis, qu'il a accepté. </text:p>
      <text:p text:style-name="P11">Vous aurez alors pour mission de créer une application web vitrine pour le Garage V. Parrot, en mettant en avant la qualité des services délivrés par cette récente entreprise </text:p>
      <text:p text:style-name="P11"/>
      <text:h text:style-name="P23" text:outline-level="3"><text:bookmark-start text:name="__RefHeading___Toc430_617277800"/>Résumé de la demande :<text:bookmark-end text:name="__RefHeading___Toc430_617277800"/></text:h>
      <text:p text:style-name="P3"/>
      <text:p text:style-name="P39">Un site vitrine pour ‘<text:span text:style-name="T6">Garage V. PARROT’ </text:span>doit être réalisé pour présenter le <text:span text:style-name="T6">garage et ses services ainsi que la vente automobile</text:span>.</text:p>
      <text:p text:style-name="P39">La gestion du contenu doit être possible par <text:span text:style-name="T6">les employés</text:span>.</text:p>
      <text:p text:style-name="P11"/>
      <text:h text:style-name="P23" text:outline-level="3"><text:bookmark-start text:name="__RefHeading___Toc310_617277800"/>Fonctionnalités attendues :<text:bookmark-end text:name="__RefHeading___Toc310_617277800"/></text:h>
      <text:p text:style-name="P11"/>
      <text:p text:style-name="P11">La liste des fonctionnalités attendues <text:span text:style-name="T2">explicitement </text:span>sont :</text:p>
      <text:list xml:id="list1596654645" text:style-name="L1">
        <text:list-item>
          <text:p text:style-name="P20">l’identification sur le site <text:span text:style-name="T6">du personnel</text:span></text:p>
        </text:list-item>
        <text:list-item>
          <text:p text:style-name="P21">gestion des comptes du personnel par l’adfministrateur</text:p>
        </text:list-item>
        <text:list-item>
          <text:p text:style-name="P21">la présentation des services</text:p>
        </text:list-item>
        <text:list-item>
          <text:p text:style-name="P20">la gestion <text:span text:style-name="T7">des horaires d’ouvertures</text:span></text:p>
        </text:list-item>
        <text:list-item>
          <text:p text:style-name="P21">l’exposition de voitures d’occasion</text:p>
        </text:list-item>
        <text:list-item>
          <text:p text:style-name="P21">le filtrage de l’exposition des voitures</text:p>
        </text:list-item>
        <text:list-item>
          <text:p text:style-name="P21">Contacter l’atelier</text:p>
        </text:list-item>
        <text:list-item>
          <text:p text:style-name="P21">recueillir les témoignages clients</text:p>
        </text:list-item>
      </text:list>
      <text:h text:style-name="P26" text:outline-level="2"><text:bookmark-start text:name="__RefHeading___Toc312_617277800"/><text:soft-page-break/>Descripti<text:span text:style-name="T3">on</text:span> détaillé<text:span text:style-name="T3">e</text:span> des fonctionnalités :<text:bookmark-end text:name="__RefHeading___Toc312_617277800"/></text:h>
      <text:p text:style-name="P3"/>
      <text:h text:style-name="P24" text:outline-level="3"><text:bookmark-start text:name="__RefHeading___Toc314_617277800"/>L’identification <text:span text:style-name="T4">du type d’utilisateur :</text:span><text:bookmark-end text:name="__RefHeading___Toc314_617277800"/></text:h>
      <text:p text:style-name="P52">Utilisateurs concernés: Administrateur, Employés </text:p>
      <text:p text:style-name="P52">Le compte administrateur sera créé spécialement pour Vincent Parrot, le chef d’entreprise du garage. C’est lui qui gérera les informations sur le site web. </text:p>
      <text:p text:style-name="P52">Toutefois, un autre type de compte sera possible: l’employé </text:p>
      <text:p text:style-name="P52">● Chaque personnel du garage aura son compte sur l’application web </text:p>
      <text:p text:style-name="P52">● L’employé ne pourra pas créer son propre compte, seul l’administrateur pourra en générer un pour lui. </text:p>
      <text:p text:style-name="P52"/>
      <text:p text:style-name="P52">Quel que soit le type d’utilisateur souhaitant se connecter, il pourra le faire grâce au même formulaire de connexion. Les identifiants à entrer seront l’adresse e-mail et un mot de passe sécurisé. </text:p>
      <text:p text:style-name="P51"/>
      <text:h text:style-name="P25" text:outline-level="3"><text:bookmark-start text:name="__RefHeading___Toc318_617277800"/>La <text:span text:style-name="T7">présentation</text:span> d<text:span text:style-name="T7">es services</text:span> :<text:bookmark-end text:name="__RefHeading___Toc318_617277800"/></text:h>
      <text:p text:style-name="P50">Utilisateurs concernés: Administrateur, Visiteurs </text:p>
      <text:p text:style-name="P48">Le site web doit afficher de manière claire et concise les différents services de réparation automobile proposés par le garage sur sa page d'accueil. </text:p>
      <text:p text:style-name="P48"/>
      <text:p text:style-name="P48">De plus, l'administrateur doit avoir la possibilité de modifier ces informations directement à partir de son espace d'administration. </text:p>
      <text:p text:style-name="P49"/>
      <text:h text:style-name="P24" text:outline-level="3"><text:bookmark-start text:name="__RefHeading___Toc320_617277800"/><text:span text:style-name="T7">Définition des horaires d’ouverture</text:span> :<text:bookmark-end text:name="__RefHeading___Toc320_617277800"/></text:h>
      <text:p text:style-name="P40"><text:span text:style-name="T9">Utilisateurs concernés: Administrateu</text:span>r </text:p>
      <text:p text:style-name="P40">Les visiteurs doivent pouvoir consulter les horaires d'ouverture du garage directement sur le site web, ce qui leur permettra de planifier leur passage sur place. </text:p>
      <text:p text:style-name="P40">Ces horaires méritent d’être donc visibles dans le pied de chaque page du site. </text:p>
      <text:p text:style-name="P40">L’administrateur doit être en mesure de préciser quand le garage est ouvert, depuis son espace dédié </text:p>
      <text:p text:style-name="P1"/>
      <text:p text:style-name="P53">Exposition des voitures d’occasion :</text:p>
      <text:p text:style-name="P45">Utilisateurs concernés: Employés, Visiteur </text:p>
      <text:p text:style-name="P41">Selon les souhaits de monsieur Parrot, le site web devra présenter les véhicules d'occasion disponibles à la vente, avec des photos, des descriptions détaillées et des informations techniques.</text:p>
      <text:p text:style-name="P41"/>
      <text:p text:style-name="P41">Pour chaque voiture, il faudra afficher obligatoirement: </text:p>
      <text:list xml:id="list3112096918" text:style-name="L2">
        <text:list-item>
          <text:p text:style-name="P42"><text:s/>Son prix</text:p>
        </text:list-item>
        <text:list-item>
          <text:p text:style-name="P42"><text:s/>Une image à mettre en avant</text:p>
        </text:list-item>
        <text:list-item>
          <text:p text:style-name="P42"><text:s/>L’année de mise en circulation</text:p>
        </text:list-item>
        <text:list-item>
          <text:p text:style-name="P42"><text:s/>Le kilométrage</text:p>
        </text:list-item>
      </text:list>
      <text:p text:style-name="P41"/>
      <text:p text:style-name="P41">Pour augmenter les chances qu’une voiture soit vendue, il peut être intéressant de transmettre aussi une galerie d’images, un tableau de caractéristiques ainsi que la liste des équipements et options installés dans ce véhicule. </text:p>
      <text:p text:style-name="P41">N’importe quel employé du garage doit pouvoir ajouter, depuis son espace, de nouvelles voitures sur le site. </text:p>
      <text:p text:style-name="P8"/>
      <text:p text:style-name="P5"><text:soft-page-break/>Filtrage de la liste des véhicules exposés :</text:p>
      <text:p text:style-name="P47">Utilisateurs concernés: Visiteurs </text:p>
      <text:p text:style-name="P44">La liste des voitures d’occasion disponibles à la vente peut parfois s’avérer être très longue, ce qui risque de dérouter les visiteurs du site. </text:p>
      <text:p text:style-name="P44">Pour remédier à cela, il faudrait mettre en place un système de filtres afin de faciliter la recherche de véhicules. </text:p>
      <text:p text:style-name="P44"/>
      <text:p text:style-name="P44">Les résultats pourront être ajustés en fonction d'une fourchette de prix, d'un nombre de kilomètres parcourus ou d'une année de mise en circulation (voir exemple dans les annexes) . </text:p>
      <text:p text:style-name="P44">Et pour obtenir la meilleure expérience utilisateur possible, les filtres devront être appliqués sans recharger la page. </text:p>
      <text:p text:style-name="P44"/>
      <text:p text:style-name="P6">Possibilité de contacter l’atelier :</text:p>
      <text:p text:style-name="P46">Utilisateurs concernés: Visiteurs </text:p>
      <text:p text:style-name="P43">Il est important que les visiteurs du site puissent facilement joindre le garage à tout moment, que ce soit par téléphone ou en remplissant un formulaire de contact en ligne. </text:p>
      <text:p text:style-name="P43">Si un visiteur décide d'utiliser le formulaire, il devra alors fournir son nom, prénom, adresse email, numéro de téléphone et un message. </text:p>
      <text:p text:style-name="P43"/>
      <text:p text:style-name="P43">De plus, toutes les informations de contact, formulaire compris, devront également être visibles en bas de chaque annonce d’un véhicule d’occasion. Le sujet du formulaire sera alors automatiquement ajusté en fonction du titre de l'annonce pour permettre une future communication plus efficace avec le garage. </text:p>
      <text:p text:style-name="P43"/>
      <text:p text:style-name="P7">Recueil des témoignages des clients :</text:p>
      <text:p text:style-name="P46">Utilisateurs concernés: Visiteurs </text:p>
      <text:p text:style-name="P43">Les témoignages sont parfaits pour attirer de nouveaux clients, mais aussi les fidéliser. Pour ce faire, une section spécifique sera mise en place et accessible depuis la page d'accueil du site. </text:p>
      <text:p text:style-name="P43">N’importe quel visiteur pourra alors laisser un témoignage composé d’un nom, d’un commentaire, ainsi que d’une note. </text:p>
      <text:p text:style-name="P43"/>
      <text:p text:style-name="P43">Les avis seront modérés par un employé du garage pour éviter tout contenu inapproprié ou offensant. Les commentaires approuvés seront alors affichés sur la page d’accueil. </text:p>
      <text:p text:style-name="P43">A noter que les employés du garage devront également avoir la possibilité d'ajouter des témoignages clients directement depuis leur espace dédié </text:p>
      <text:h text:style-name="P19" text:outline-level="1" text:is-list-header="true"><text:bookmark-start text:name="__RefHeading___Toc449_617277800"/>Spécifications techniques :<text:bookmark-end text:name="__RefHeading___Toc449_617277800"/></text:h>
      <text:p text:style-name="P2"/>
      <text:h text:style-name="P26" text:outline-level="2" text:restart-numbering="true" text:start-value="-1"><text:bookmark-start text:name="__RefHeading___Toc451_617277800"/>Les choix technologiques :<text:bookmark-end text:name="__RefHeading___Toc451_617277800"/></text:h>
      <text:p text:style-name="P54">Les technologies employées pour la réalisation du site sont :</text:p>
      <text:list xml:id="list396013215" text:style-name="L3">
        <text:list-item>
          <text:p text:style-name="P55">pour le serveur :</text:p>
          <text:list>
            <text:list-item>
              <text:p text:style-name="P56">Heroku</text:p>
            </text:list-item>
            <text:list-item>
              <text:p text:style-name="P57">version PHP 8.1</text:p>
            </text:list-item>
            <text:list-item>
              <text:p text:style-name="P59">PostgreSQL Admin 4</text:p>
            </text:list-item>
          </text:list>
        </text:list-item>
        <text:list-item>
          <text:p text:style-name="P55">pour le front :</text:p>
          <text:list>
            <text:list-item>
              <text:p text:style-name="P55">HTML5</text:p>
            </text:list-item>
            <text:list-item>
              <text:p text:style-name="P55">CCS3</text:p>
            </text:list-item>
            <text:list-item>
              <text:p text:style-name="P55">Bootstrap</text:p>
            </text:list-item>
            <text:list-item>
              <text:p text:style-name="P55">Javascript (React)</text:p>
            </text:list-item>
          </text:list>
        </text:list-item>
        <text:list-item>
          <text:p text:style-name="P55">pour le back :</text:p>
          <text:list>
            <text:list-item>
              <text:p text:style-name="P57">PHP 8.1 <text:span text:style-name="T5">avec PHPSTORM</text:span></text:p>
            </text:list-item>
            <text:list-item>
              <text:p text:style-name="P59">PGSQL</text:p>
            </text:list-item>
          </text:list>
        </text:list-item>
      </text:list>
      <text:p text:style-name="P58"/>
      <text:p text:style-name="P58">On utilisera GIT pour la gestion du versionning.</text:p>
      <text:h text:style-name="P27" text:outline-level="2"/>
      <text:h text:style-name="P28" text:outline-level="2"><text:bookmark-start text:name="__RefHeading___Toc453_617277800"/>Diagramme de cas d’utilisation :<text:bookmark-end text:name="__RefHeading___Toc453_617277800"/></text:h>
      <text:p text:style-name="P4"><draw:g text:anchor-type="paragraph" draw:z-index="0" draw:name="Forme1" draw:style-name="gr1"><draw:ellipse draw:style-name="gr2" draw:text-style-name="P78" svg:width="0.581cm" svg:height="0.696cm" draw:transform="rotate (-3.14159265358979) translate (1.13594444444444cm 2.80811111111111cm)" draw:kind="cut" draw:start-angle="314.24" draw:end-angle="307.14"><text:p/></draw:ellipse><draw:line draw:style-name="gr2" draw:text-style-name="P78" svg:x1="0.846cm" svg:y1="2.808cm" svg:x2="0.846cm" svg:y2="3.59cm"><text:p/></draw:line><draw:line draw:style-name="gr2" draw:text-style-name="P78" svg:x1="1.246cm" svg:y1="3.156cm" svg:x2="0.846cm" svg:y2="2.808cm"><text:p/></draw:line><draw:line draw:style-name="gr2" draw:text-style-name="P78" svg:x1="0.448cm" svg:y1="3.112cm" svg:x2="0.848cm" svg:y2="2.808cm"><text:p/></draw:line><draw:line draw:style-name="gr2" draw:text-style-name="P78" svg:x1="0.519cm" svg:y1="4.113cm" svg:x2="0.847cm" svg:y2="3.591cm"><text:p/></draw:line><draw:line draw:style-name="gr2" draw:text-style-name="P78" svg:x1="1.137cm" svg:y1="4.026cm" svg:x2="0.846cm" svg:y2="3.591cm"><text:p/></draw:line><draw:ellipse draw:style-name="gr2" draw:text-style-name="P78" svg:width="0.581cm" svg:height="0.696cm" draw:transform="rotate (-3.14159265358979) translate (1.13594444444444cm 2.80811111111111cm)" draw:kind="cut" draw:start-angle="314.24" draw:end-angle="307.14"><text:p/></draw:ellipse><draw:line draw:style-name="gr2" draw:text-style-name="P78" svg:x1="0.846cm" svg:y1="2.808cm" svg:x2="0.846cm" svg:y2="3.59cm"><text:p/></draw:line><draw:line draw:style-name="gr2" draw:text-style-name="P78" svg:x1="1.246cm" svg:y1="3.156cm" svg:x2="0.846cm" svg:y2="2.808cm"><text:p/></draw:line><draw:line draw:style-name="gr2" draw:text-style-name="P78" svg:x1="0.448cm" svg:y1="3.112cm" svg:x2="0.848cm" svg:y2="2.808cm"><text:p/></draw:line><draw:line draw:style-name="gr2" draw:text-style-name="P78" svg:x1="0.519cm" svg:y1="4.113cm" svg:x2="0.847cm" svg:y2="3.591cm"><text:p/></draw:line><draw:line draw:style-name="gr2" draw:text-style-name="P78" svg:x1="1.137cm" svg:y1="4.026cm" svg:x2="0.846cm" svg:y2="3.591cm"><text:p/></draw:line><draw:ellipse draw:style-name="gr2" draw:text-style-name="P78" svg:width="0.729cm" svg:height="0.802cm" draw:transform="rotate (-3.14159265358979) translate (1.21002777777778cm 10.6105555555556cm)" draw:kind="cut" draw:start-angle="314.24" draw:end-angle="307.14"><text:p/></draw:ellipse><draw:line draw:style-name="gr2" draw:text-style-name="P78" svg:x1="0.846cm" svg:y1="10.613cm" svg:x2="0.846cm" svg:y2="11.513cm"><text:p/></draw:line><draw:line draw:style-name="gr2" draw:text-style-name="P78" svg:x1="1.346cm" svg:y1="11.013cm" svg:x2="0.846cm" svg:y2="10.613cm"><text:p/></draw:line><draw:line draw:style-name="gr2" draw:text-style-name="P78" svg:x1="0.346cm" svg:y1="10.963cm" svg:x2="0.846cm" svg:y2="10.613cm"><text:p/></draw:line><draw:line draw:style-name="gr2" draw:text-style-name="P78" svg:x1="0.439cm" svg:y1="12.112cm" svg:x2="0.848cm" svg:y2="11.512cm"><text:p/></draw:line><draw:line draw:style-name="gr2" draw:text-style-name="P78" svg:x1="1.21cm" svg:y1="12.012cm" svg:x2="0.846cm" svg:y2="11.512cm"><text:p/></draw:line><draw:custom-shape draw:style-name="gr3" draw:text-style-name="P79" svg:width="13.701cm" svg:height="22.499cm" svg:x="5.146cm" svg:y="0.21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style-name="gr4" draw:text-style-name="P81" xml:id="id7" draw:id="id7" svg:width="3.001cm" svg:height="0.9cm" svg:x="6.745cm" svg:y="16.712cm"><text:p text:style-name="P80"><text:span text:style-name="T22">Consulter les horair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5" draw:text-style-name="P81" xml:id="id6" draw:id="id6" svg:width="3.024cm" svg:height="1.2cm" svg:x="6.745cm" svg:y="14.712cm"><text:p text:style-name="P80"><text:span text:style-name="T22">Consulter la liste</text:span><text:span text:style-name="T22"><text:line-break/></text:span><text:span text:style-name="T22">des voitures </text:span><text:span text:style-name="T22"><text:line-break/></text:span><text:span text:style-name="T22">d’occasio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6" draw:text-style-name="P81" xml:id="id2" draw:id="id2" svg:width="3.102cm" svg:height="1.601cm" svg:x="6.745cm" svg:y="10.412cm"><text:p text:style-name="P80"><text:span text:style-name="T22">Modifier la liste des </text:span><text:span text:style-name="T22"><text:line-break/></text:span><text:span text:style-name="T22">voitures d’occasion</text:span><text:span text:style-name="T22"><text:line-break/></text:span><text:span text:style-name="T22">en vent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7" draw:text-style-name="P81" xml:id="id3" draw:id="id3" svg:width="2.901cm" svg:height="0.9cm" svg:x="13.346cm" svg:y="11.213cm"><text:p text:style-name="P80"><text:span text:style-name="T22">Ajouter des photos</text:span><text:span text:style-name="T22"><text:line-break/></text:span><text:span text:style-name="T22">à une voitu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8" draw:text-style-name="P81" xml:id="id1" draw:id="id1" svg:width="3.502cm" svg:height="1.101cm" svg:x="12.945cm" svg:y="12.412cm"><text:p text:style-name="P80"><text:span text:style-name="T22">Ajouter les informations</text:span><text:span text:style-name="T22"><text:line-break/></text:span><text:span text:style-name="T22">techniques d’un véhicul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9" draw:text-style-name="P82" draw:type="curve" draw:line-skew="0.794cm" svg:x1="12.945cm" svg:y1="12.963cm" svg:x2="9.846cm" svg:y2="11.213cm" draw:start-shape="id1" draw:start-glue-point="6" draw:end-shape="id2" draw:end-glue-point="10" svg:d="M12945 12963c-1138 0 411-1750-3099-1750" svg:viewBox="0 0 3101 1752"><text:p/></draw:connector><draw:connector draw:style-name="gr10" draw:text-style-name="P82" draw:type="curve" svg:x1="13.346cm" svg:y1="11.663cm" svg:x2="9.846cm" svg:y2="11.213cm" draw:start-shape="id3" draw:start-glue-point="6" draw:end-shape="id2" draw:end-glue-point="10" svg:d="M13346 11663c-2625 0-875-450-3500-450" svg:viewBox="0 0 3501 452"><text:p/></draw:connector><draw:line draw:style-name="gr11" draw:text-style-name="P82" svg:x1="2.846cm" svg:y1="11.213cm" svg:x2="6.746cm" svg:y2="11.213cm"><text:p/></draw:line><draw:connector draw:style-name="gr12" draw:text-style-name="P82" xml:id="id5" draw:id="id5" draw:type="curve" draw:line-skew="-1.384cm" svg:x1="2.468cm" svg:y1="15.713cm" svg:x2="6.745cm" svg:y2="12.763cm" draw:end-shape="id4" draw:end-glue-point="6" svg:d="M2468 15713c753 0-1385-2950 4277-2950" svg:viewBox="0 0 4279 2953"><text:p/></draw:connector><draw:connector draw:style-name="gr13" draw:text-style-name="P82" draw:type="curve" draw:line-skew="2.688cm" svg:x1="2.468cm" svg:y1="15.714cm" svg:x2="6.745cm" svg:y2="15.312cm" draw:start-shape="id5" draw:start-glue-point="2" draw:end-shape="id6" draw:end-glue-point="6" svg:d="M2468 15714c3281 0 1143-402 4277-402" svg:viewBox="0 0 4279 404"><text:p/></draw:connector><draw:connector draw:style-name="gr13" draw:text-style-name="P82" xml:id="id9" draw:id="id9" draw:type="curve" svg:x1="2.784cm" svg:y1="15.719cm" svg:x2="6.746cm" svg:y2="17.162cm" draw:end-shape="id7" draw:end-glue-point="6" svg:d="M2784 15719c2593 0 612 1443 3962 1443" svg:viewBox="0 0 3963 1445"><text:p/></draw:connector><draw:connector draw:style-name="gr14" draw:text-style-name="P82" draw:type="curve" draw:line-skew="3.36cm" svg:x1="10.547cm" svg:y1="19.061cm" svg:x2="2.784cm" svg:y2="15.719cm" draw:start-shape="id8" draw:start-glue-point="6" draw:end-shape="id9" draw:end-glue-point="2" svg:d="M10547 19061c-7355 0-3475-3342-7763-3342" svg:viewBox="0 0 7765 3344"><text:p/></draw:connector><draw:custom-shape draw:style-name="gr15" draw:text-style-name="P81" xml:id="id10" draw:id="id10" svg:width="3.001cm" svg:height="1.301cm" svg:x="6.745cm" svg:y="2.21cm"><text:p text:style-name="P80"><text:span text:style-name="T22">Modifier les horair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6" draw:text-style-name="P81" xml:id="id12" draw:id="id12" svg:width="3.001cm" svg:height="1.4cm" svg:x="6.846cm" svg:y="3.813cm"><text:p text:style-name="P80"><text:span text:style-name="T22">Créer un compte </text:span><text:span text:style-name="T22"><text:line-break/></text:span><text:span text:style-name="T22">employé</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7" draw:text-style-name="P81" xml:id="id13" draw:id="id13" svg:width="3.102cm" svg:height="1.2cm" svg:x="6.745cm" svg:y="5.612cm"><text:p text:style-name="P80"><text:span text:style-name="T22">Modifier la liste des</text:span><text:span text:style-name="T22"><text:line-break/></text:span><text:span text:style-name="T22">services proposé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4" draw:text-style-name="P82" draw:type="curve" draw:line-skew="4.8cm" svg:x1="6.745cm" svg:y1="2.861cm" svg:x2="1.715cm" svg:y2="3.113cm" draw:start-shape="id10" draw:start-glue-point="6" draw:end-shape="id11" draw:end-glue-point="3" svg:d="M6745 2861c-1097 0 1417 252-5030 252" svg:viewBox="0 0 5032 254"><text:p/></draw:connector><draw:connector draw:style-name="gr14" draw:text-style-name="P82" draw:type="curve" svg:x1="6.846cm" svg:y1="4.514cm" svg:x2="2.309cm" svg:y2="3.113cm" draw:start-shape="id12" draw:start-glue-point="6" svg:d="M6846 4514c-3780 0-1514-1401-4537-1401" svg:viewBox="0 0 4538 1402"><text:p/></draw:connector><draw:connector draw:style-name="gr14" draw:text-style-name="P82" xml:id="id11" draw:id="id11" draw:type="curve" svg:x1="6.745cm" svg:y1="6.212cm" svg:x2="1.715cm" svg:y2="3.113cm" draw:start-shape="id13" draw:start-glue-point="6" svg:d="M6745 6212c-4149 0-1633-3099-5030-3099" svg:viewBox="0 0 5032 3101"><text:p/></draw:connector><draw:custom-shape draw:style-name="gr18" draw:text-style-name="P81" svg:width="1.9cm" svg:height="0.802cm" svg:x="13.646cm" svg:y="4.312cm"><text:p text:style-name="P80"><text:span text:style-name="T22">Se connect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82" svg:x1="9.747cm" svg:y1="2.813cm" svg:x2="13.747cm" svg:y2="4.713cm"><text:p/></draw:line><draw:line draw:style-name="gr19" draw:text-style-name="P82" svg:x1="9.846cm" svg:y1="4.512cm" svg:x2="13.746cm" svg:y2="4.712cm"><text:p/></draw:line><draw:line draw:style-name="gr19" draw:text-style-name="P82" svg:x1="9.846cm" svg:y1="6.113cm" svg:x2="13.746cm" svg:y2="4.713cm"><text:p/></draw:line><draw:line draw:style-name="gr19" draw:text-style-name="P82" svg:x1="9.946cm" svg:y1="7.911cm" svg:x2="13.746cm" svg:y2="4.811cm"><text:p/></draw:line><draw:frame draw:style-name="gr20" draw:text-style-name="P84" svg:width="6.002cm" svg:height="0.74cm" svg:x="10.345cm" svg:y="0.686cm"><draw:text-box><text:p text:style-name="P83"><text:span text:style-name="T23">Site web Garage V. PARROT</text:span></text:p></draw:text-box></draw:frame><draw:frame draw:style-name="gr21" draw:text-style-name="P85" svg:width="3.594cm" svg:height="0.726cm" svg:x="0.545cm" svg:y="12.213cm"><draw:text-box><text:p text:style-name="P83"><text:span text:style-name="T24">employé</text:span></text:p></draw:text-box></draw:frame><draw:frame draw:style-name="gr22" draw:text-style-name="P86" svg:width="1.844cm" svg:height="0.726cm" svg:x="0.002cm" svg:y="17.413cm"><draw:text-box><text:p text:style-name="P83"><text:span text:style-name="T22">visiteur</text:span></text:p></draw:text-box></draw:frame><draw:custom-shape draw:style-name="gr23" draw:text-style-name="P81" xml:id="id4" draw:id="id4" svg:width="3.102cm" svg:height="1.1cm" svg:x="6.745cm" svg:y="12.213cm"><text:p text:style-name="P80"><text:span text:style-name="T22">Ajouter un témoignage</text:span><text:span text:style-name="T22"><text:line-break/></text:span><text:span text:style-name="T22">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4" draw:text-style-name="P82" draw:type="curve" draw:line-skew="0.663cm" svg:x1="6.746cm" svg:y1="12.763cm" svg:x2="2.546cm" svg:y2="11.214cm" draw:start-shape="id4" draw:start-glue-point="6" svg:d="M6746 12763c-2531 0-432-1549-4200-1549" svg:viewBox="0 0 4202 1550"><text:p/></draw:connector><draw:ellipse draw:style-name="gr2" draw:text-style-name="P78" svg:width="0.727cm" svg:height="0.802cm" draw:transform="rotate (-3.14159265358979) translate (3.01095833333333cm 7.31308333333333cm)" draw:kind="cut" draw:start-angle="314.24" draw:end-angle="307.14"><text:p/></draw:ellipse><draw:line draw:style-name="gr2" draw:text-style-name="P78" svg:x1="2.646cm" svg:y1="7.313cm" svg:x2="2.646cm" svg:y2="8.213cm"><text:p/></draw:line><draw:line draw:style-name="gr2" draw:text-style-name="P78" svg:x1="3.146cm" svg:y1="7.713cm" svg:x2="2.646cm" svg:y2="7.313cm"><text:p/></draw:line><draw:line draw:style-name="gr2" draw:text-style-name="P78" svg:x1="2.146cm" svg:y1="7.663cm" svg:x2="2.646cm" svg:y2="7.313cm"><text:p/></draw:line><draw:line draw:style-name="gr2" draw:text-style-name="P78" svg:x1="2.237cm" svg:y1="8.811cm" svg:x2="2.646cm" svg:y2="8.211cm"><text:p/></draw:line><draw:line draw:style-name="gr2" draw:text-style-name="P78" svg:x1="3.01cm" svg:y1="8.711cm" svg:x2="2.646cm" svg:y2="8.211cm"><text:p/></draw:line><draw:custom-shape draw:style-name="gr24" draw:text-style-name="P81" svg:width="3.102cm" svg:height="1.101cm" svg:x="6.846cm" svg:y="7.411cm"><text:p text:style-name="P80"><text:span text:style-name="T22">Valider un témoignage</text:span><text:span text:style-name="T22"><text:line-break/></text:span><text:span text:style-name="T22">clien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9" draw:text-style-name="P82" svg:x1="9.646cm" svg:y1="10.811cm" svg:x2="13.746cm" svg:y2="4.812cm"><text:p/></draw:line><draw:line draw:style-name="gr11" draw:text-style-name="P82" svg:x1="3.246cm" svg:y1="7.911cm" svg:x2="6.846cm" svg:y2="7.911cm"><text:p/></draw:line><draw:frame draw:style-name="gr25" draw:text-style-name="P85" svg:width="3.592cm" svg:height="1.064cm" svg:x="2.046cm" svg:y="9.112cm"><draw:text-box><text:p text:style-name="P83"><text:span text:style-name="T24">Modérateur</text:span><text:span text:style-name="T24"><text:line-break/></text:span><text:span text:style-name="T24">de message</text:span></text:p></draw:text-box></draw:frame><draw:frame draw:style-name="gr26" draw:text-style-name="P85" svg:width="3.592cm" svg:height="0.726cm" svg:x="0.147cm" svg:y="4.312cm"><draw:text-box><text:p text:style-name="P83"><text:span text:style-name="T24">Administrateur</text:span></text:p></draw:text-box></draw:frame><draw:ellipse draw:style-name="gr2" draw:text-style-name="P78" svg:width="0.729cm" svg:height="0.802cm" draw:transform="rotate (-3.14159265358979) translate (1.26647222222222cm 15.7109583333333cm)" draw:kind="cut" draw:start-angle="314.24" draw:end-angle="307.14"><text:p/></draw:ellipse><draw:line draw:style-name="gr2" draw:text-style-name="P78" svg:x1="0.903cm" svg:y1="15.711cm" svg:x2="0.903cm" svg:y2="16.611cm"><text:p/></draw:line><draw:line draw:style-name="gr2" draw:text-style-name="P78" svg:x1="1.403cm" svg:y1="16.111cm" svg:x2="0.903cm" svg:y2="15.711cm"><text:p/></draw:line><draw:line draw:style-name="gr2" draw:text-style-name="P78" svg:x1="0.402cm" svg:y1="16.061cm" svg:x2="0.902cm" svg:y2="15.711cm"><text:p/></draw:line><draw:line draw:style-name="gr2" draw:text-style-name="P78" svg:x1="0.493cm" svg:y1="17.213cm" svg:x2="0.902cm" svg:y2="16.613cm"><text:p/></draw:line><draw:line draw:style-name="gr2" draw:text-style-name="P78" svg:x1="1.267cm" svg:y1="17.113cm" svg:x2="0.903cm" svg:y2="16.613cm"><text:p/></draw:line><draw:custom-shape draw:style-name="gr27" draw:text-style-name="P81" xml:id="id8" draw:id="id8" svg:width="2.999cm" svg:height="0.9cm" svg:x="10.547cm" svg:y="18.612cm"><text:p text:style-name="P80"><text:span text:style-name="T22">Contacter l’atelie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28" draw:text-style-name="P82" svg:x1="0.947cm" svg:y1="4.811cm" svg:x2="0.947cm" svg:y2="9.611cm"><text:p/></draw:line><draw:line draw:style-name="gr28" draw:text-style-name="P82" svg:x1="2.246cm" svg:y1="8.113cm" svg:x2="1.146cm" svg:y2="9.613cm"><text:p/></draw:line><draw:line draw:style-name="gr28" draw:text-style-name="P82" svg:x1="0.947cm" svg:y1="4.811cm" svg:x2="2.247cm" svg:y2="6.411cm"><text:p/></draw:line><draw:line draw:style-name="gr28" draw:text-style-name="P82" svg:x1="0.846cm" svg:y1="12.913cm" svg:x2="0.846cm" svg:y2="14.813cm"><text:p/></draw:line><draw:line draw:style-name="gr19" draw:text-style-name="P82" svg:x1="12.046cm" svg:y1="18.611cm" svg:x2="9.446cm" svg:y2="15.711cm"><text:p/></draw:line><draw:custom-shape draw:style-name="gr29" draw:text-style-name="P88" svg:width="6.501cm" svg:height="1.401cm" svg:x="11.547cm" svg:y="16.312cm"><text:p text:style-name="P87"><text:span text:style-name="T22">Condition : formulaire depuis le détail d’une</text:span></text:p><text:p text:style-name="P87"><text:span text:style-name="T22">Voiture</text:span></text:p><text:p text:style-name="P87"><text:span text:style-name="T22">extension_point : référence en titre du formulaire</text:span></text:p><draw:enhanced-geometry svg:viewBox="0 0 21600 21600" draw:glue-points="10800 0 0 10800 10800 21600 21600 10800" draw:text-areas="0 4300 21600 21600" draw:type="flowchart-card" draw:enhanced-path="M 4300 0 L 21600 0 21600 21600 0 21600 0 4300 4300 0 Z N"/></draw:custom-shape><draw:custom-shape draw:style-name="gr4" draw:text-style-name="P81" xml:id="id14" draw:id="id14" svg:width="3.001cm" svg:height="0.9cm" svg:x="6.546cm" svg:y="20.212cm"><text:p text:style-name="P80"><text:span text:style-name="T22">Consulter la liste</text:span><text:span text:style-name="T22"><text:line-break/></text:span><text:span text:style-name="T22">des servic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14" draw:text-style-name="P82" draw:type="curve" draw:line-skew="2.519cm" svg:x1="6.547cm" svg:y1="20.661cm" svg:x2="2.784cm" svg:y2="15.719cm" draw:start-shape="id14" draw:start-glue-point="6" draw:end-shape="id9" draw:end-glue-point="2" svg:d="M6547 20661c-2616 0-736-4942-3763-4942" svg:viewBox="0 0 3764 4944"><text:p/></draw:connector></draw:g></text:p>
      <text:h text:style-name="P27" text:outline-level="2"/>
      <text:h text:style-name="P27" text:outline-level="2"/>
      <text:h text:style-name="P27" text:outline-level="2"/>
      <text:h text:style-name="P27" text:outline-level="2"/>
      <text:h text:style-name="P29" text:outline-level="2"/>
      <text:h text:style-name="P30" text:outline-level="2"><text:bookmark-start text:name="__RefHeading___Toc455_617277800"/>Diagramme de séquence : <text:span text:style-name="T10">Affichage et filtrage des voitures en vente</text:span><text:bookmark-end text:name="__RefHeading___Toc455_617277800"/></text:h>
      <text:p text:style-name="P60"/>
      <text:p text:style-name="P61">Lors d’une visite du site, la probabilité qu’une voiture soit ajoutée ou retirée de la liste des voitures en vente est faible. <text:span text:style-name="T11">Le délai entre l’achat/vente de voitures d’occasion est très supérieur au temps de visite du site.</text:span></text:p>
      <text:p text:style-name="P62">Il est donc raisonnable de ne charger qu’une seule fois la liste des voitures en vente durant l’existence de la page.</text:p>
      <text:p text:style-name="P4"/>
      <text:p text:style-name="P63"><draw:g text:anchor-type="paragraph" draw:z-index="1" draw:name="Forme2" draw:style-name="gr30"><draw:custom-shape draw:style-name="gr31" draw:text-style-name="P78" svg:width="9cm" svg:height="5.601cm" svg:x="-0.021cm" svg:y="0.518cm"><text:p/><draw:enhanced-geometry svg:viewBox="0 0 21600 21600" draw:type="rectangle" draw:enhanced-path="M 0 0 L 21600 0 21600 21600 0 21600 0 0 Z N"/></draw:custom-shape><draw:custom-shape draw:style-name="gr32" draw:text-style-name="P89" svg:width="0.2cm" svg:height="0.202cm" svg:x="4.378cm" svg:y="-0.48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33" draw:text-style-name="P89" svg:x1="4.478cm" svg:y1="-0.282cm" svg:x2="4.478cm" svg:y2="0.418cm"><text:p/></draw:line><draw:ellipse draw:style-name="gr34" draw:text-style-name="P78" svg:width="0.389cm" svg:height="0.376cm" draw:transform="rotate (-3.14159265358979) translate (1.07773611111111cm 1.29469444444444cm)" draw:kind="cut" draw:start-angle="314.24" draw:end-angle="307.14"><text:p/></draw:ellipse><draw:line draw:style-name="gr35" draw:text-style-name="P78" svg:x1="0.884cm" svg:y1="1.294cm" svg:x2="0.884cm" svg:y2="1.717cm"><text:p/></draw:line><draw:line draw:style-name="gr36" draw:text-style-name="P78" svg:x1="1.15cm" svg:y1="1.482cm" svg:x2="0.884cm" svg:y2="1.294cm"><text:p/></draw:line><draw:line draw:style-name="gr37" draw:text-style-name="P78" svg:x1="0.619cm" svg:y1="1.458cm" svg:x2="0.885cm" svg:y2="1.294cm"><text:p/></draw:line><draw:line draw:style-name="gr38" draw:text-style-name="P78" svg:x1="0.666cm" svg:y1="2cm" svg:x2="0.884cm" svg:y2="1.718cm"><text:p/></draw:line><draw:line draw:style-name="gr39" draw:text-style-name="P78" svg:x1="1.077cm" svg:y1="1.953cm" svg:x2="0.884cm" svg:y2="1.718cm"><text:p/></draw:line><draw:ellipse draw:style-name="gr40" draw:text-style-name="P78" svg:width="0.389cm" svg:height="0.376cm" draw:transform="rotate (-3.14159265358979) translate (1.07773611111111cm 1.29469444444444cm)" draw:kind="cut" draw:start-angle="314.24" draw:end-angle="307.14"><text:p/></draw:ellipse><draw:line draw:style-name="gr41" draw:text-style-name="P78" svg:x1="0.884cm" svg:y1="1.294cm" svg:x2="0.884cm" svg:y2="1.717cm"><text:p/></draw:line><draw:line draw:style-name="gr42" draw:text-style-name="P78" svg:x1="1.15cm" svg:y1="1.482cm" svg:x2="0.884cm" svg:y2="1.294cm"><text:p/></draw:line><draw:line draw:style-name="gr43" draw:text-style-name="P78" svg:x1="0.619cm" svg:y1="1.458cm" svg:x2="0.885cm" svg:y2="1.294cm"><text:p/></draw:line><draw:line draw:style-name="gr44" draw:text-style-name="P78" svg:x1="0.666cm" svg:y1="2cm" svg:x2="0.884cm" svg:y2="1.718cm"><text:p/></draw:line><draw:line draw:style-name="gr45" draw:text-style-name="P78" svg:x1="1.077cm" svg:y1="1.953cm" svg:x2="0.884cm" svg:y2="1.718cm"><text:p/></draw:line><draw:frame draw:style-name="gr46" draw:text-style-name="P86" svg:width="3.073cm" svg:height="0.888cm" svg:x="1.021cm" svg:y="2.531cm"><draw:text-box><text:p text:style-name="P83"><text:span text:style-name="T22">Clique sur le lien de </text:span><text:span text:style-name="T22"><text:line-break/></text:span><text:span text:style-name="T22">vente de voiture</text:span></text:p></draw:text-box></draw:frame><draw:custom-shape draw:style-name="gr47" draw:text-style-name="P82" svg:width="0.085cm" svg:height="2.59cm" svg:x="4.193cm" svg:y="2.728cm"><text:p/><draw:enhanced-geometry svg:viewBox="0 0 21600 21600" draw:mirror-horizontal="true" draw:type="rectangle" draw:enhanced-path="M 0 0 L 21600 0 21600 21600 0 21600 0 0 Z N"/></draw:custom-shape><draw:custom-shape draw:style-name="gr48" draw:text-style-name="P90" svg:width="1.908cm" svg:height="0.597cm" svg:x="3.311cm" svg:y="1.337cm"><text:p text:style-name="P80"><text:span text:style-name="T22">Application</text:span></text:p><draw:enhanced-geometry svg:viewBox="0 0 21600 21600" draw:type="rectangle" draw:enhanced-path="M 0 0 L 21600 0 21600 21600 0 21600 0 0 Z N"/></draw:custom-shape><draw:line draw:style-name="gr49" draw:text-style-name="P82" svg:x1="0.895cm" svg:y1="2.927cm" svg:x2="4.264cm" svg:y2="2.927cm"><text:p/></draw:line><draw:line draw:style-name="gr50" draw:text-style-name="P82" svg:x1="0.895cm" svg:y1="2.927cm" svg:x2="4.264cm" svg:y2="2.927cm"><text:p/></draw:line><draw:line draw:style-name="gr51" draw:text-style-name="P82" svg:x1="4.28cm" svg:y1="5.234cm" svg:x2="0.911cm" svg:y2="5.234cm"><text:p/></draw:line><draw:frame draw:style-name="gr52" draw:text-style-name="P86" svg:width="3.102cm" svg:height="0.888cm" svg:x="4.105cm" svg:y="3.418cm"><draw:text-box><text:p text:style-name="P83"><text:span text:style-name="T22">Recherche liste de </text:span><text:span text:style-name="T22"><text:line-break/></text:span><text:span text:style-name="T22">voiture en vente</text:span></text:p></draw:text-box></draw:frame><draw:custom-shape draw:style-name="gr53" draw:text-style-name="P82" svg:width="0.1cm" svg:height="3.599cm" svg:x="0.879cm" svg:y="2.319cm"><text:p/><draw:enhanced-geometry svg:viewBox="0 0 21600 21600" draw:type="rectangle" draw:enhanced-path="M 0 0 L 21600 0 21600 21600 0 21600 0 0 Z N"/></draw:custom-shape><draw:custom-shape draw:style-name="gr54" draw:text-style-name="P90" svg:width="5.4cm" svg:height="0.301cm" svg:x="-0.021cm" svg:y="0.518cm"><text:p text:style-name="P80"><text:span text:style-name="T22">Affichage de la liste des voitures en vente</text:span></text:p><draw:enhanced-geometry svg:viewBox="0 0 21600 21600" draw:type="rectangle" draw:enhanced-path="M 0 0 L 21600 0 21600 21600 0 21600 0 0 Z N"/></draw:custom-shape><draw:custom-shape draw:style-name="gr55" draw:text-style-name="P89" svg:width="0.6cm" svg:height="0.6cm" svg:x="3.978cm" svg:y="7.618cm"><text:p/><draw:enhanced-geometry svg:viewBox="0 0 21600 21600" draw:glue-points="10800 0 0 10800 10800 21600 21600 10800" draw:text-areas="5400 5400 16200 16200" draw:type="diamond" draw:enhanced-path="M 10800 0 L 21600 10800 10800 21600 0 10800 10800 0 Z N"/></draw:custom-shape><draw:line draw:style-name="gr56" draw:text-style-name="P82" svg:x1="4.279cm" svg:y1="2.119cm" svg:x2="4.279cm" svg:y2="5.919cm"><text:p/></draw:line><draw:line draw:style-name="gr57" draw:text-style-name="P89" svg:x1="10.778cm" svg:y1="7.919cm" svg:x2="4.578cm" svg:y2="7.919cm"><text:p/></draw:line><draw:line draw:style-name="gr58" draw:text-style-name="P89" svg:x1="10.779cm" svg:y1="7.919cm" svg:x2="10.779cm" svg:y2="8.719cm"><text:p/></draw:line><draw:frame draw:style-name="gr59" draw:text-style-name="P86" svg:width="2.636cm" svg:height="0.888cm" svg:x="2.478cm" svg:y="8.718cm"><draw:text-box><text:p text:style-name="P83"><text:span text:style-name="T22">Modification filtre</text:span><text:span text:style-name="T22"><text:line-break/></text:span><text:span text:style-name="T22"/></text:p></draw:text-box></draw:frame><draw:custom-shape draw:style-name="gr60" draw:text-style-name="P90" svg:width="1.908cm" svg:height="0.597cm" svg:x="6.779cm" svg:y="1.319cm"><text:p text:style-name="P80"><text:span text:style-name="T22">DataBase</text:span></text:p><draw:enhanced-geometry svg:viewBox="0 0 21600 21600" draw:type="rectangle" draw:enhanced-path="M 0 0 L 21600 0 21600 21600 0 21600 0 0 Z N"/></draw:custom-shape><draw:line draw:style-name="gr61" draw:text-style-name="P82" svg:x1="7.678cm" svg:y1="2.018cm" svg:x2="7.678cm" svg:y2="5.918cm"><text:p/></draw:line><draw:line draw:style-name="gr62" draw:text-style-name="P82" svg:x1="4.279cm" svg:y1="3.919cm" svg:x2="7.648cm" svg:y2="3.919cm"><text:p/></draw:line><draw:custom-shape draw:style-name="gr63" draw:text-style-name="P82" svg:width="0.064cm" svg:height="1.001cm" svg:x="7.678cm" svg:y="3.919cm"><text:p/><draw:enhanced-geometry svg:viewBox="0 0 21600 21600" draw:type="rectangle" draw:enhanced-path="M 0 0 L 21600 0 21600 21600 0 21600 0 0 Z N"/></draw:custom-shape><draw:line draw:style-name="gr64" draw:text-style-name="P82" svg:x1="7.648cm" svg:y1="4.805cm" svg:x2="4.279cm" svg:y2="4.805cm"><text:p/></draw:line><draw:frame draw:style-name="gr65" draw:text-style-name="P86" svg:width="2.603cm" svg:height="0.888cm" svg:x="4.777cm" svg:y="4.318cm"><draw:text-box><text:p text:style-name="P83"><text:span text:style-name="T22">retour liste de </text:span><text:span text:style-name="T22"><text:line-break/></text:span><text:span text:style-name="T22">voiture en vente</text:span></text:p></draw:text-box></draw:frame><draw:frame draw:style-name="gr66" draw:text-style-name="P86" svg:width="3.386cm" svg:height="1.206cm" svg:x="1.175cm" svg:y="4.801cm"><draw:text-box><text:p text:style-name="P83"><text:span text:style-name="T22">Retour écran de vente</text:span><text:span text:style-name="T22"><text:line-break/></text:span><text:span text:style-name="T22">de voitures avec une </text:span><text:span text:style-name="T22"><text:line-break/></text:span><text:span text:style-name="T22">liste de voitures</text:span></text:p></draw:text-box></draw:frame><draw:line draw:style-name="gr67" draw:text-style-name="P89" svg:x1="4.279cm" svg:y1="6.118cm" svg:x2="4.279cm" svg:y2="7.518cm"><text:p/></draw:line><draw:line draw:style-name="gr68" draw:text-style-name="P89" svg:x1="3.978cm" svg:y1="7.919cm" svg:x2="1.878cm" svg:y2="7.919cm"><text:p/></draw:line><draw:custom-shape draw:style-name="gr69" draw:text-style-name="P78" svg:width="0.401cm" svg:height="0.401cm" svg:x="1.378cm" svg:y="7.71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0" draw:text-style-name="P89" svg:width="0.2cm" svg:height="0.2cm" svg:x="1.478cm" svg:y="7.81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1" draw:text-style-name="P86" svg:width="2.435cm" svg:height="1.206cm" svg:x="1.653cm" svg:y="7.431cm"><draw:text-box><text:p text:style-name="P83"><text:span text:style-name="T22">Fin d’existence</text:span><text:span text:style-name="T22"><text:line-break/></text:span><text:span text:style-name="T22">de la page</text:span><text:span text:style-name="T22"><text:line-break/></text:span><text:span text:style-name="T22"/></text:p></draw:text-box></draw:frame><draw:line draw:style-name="gr72" draw:text-style-name="P89" svg:x1="4.279cm" svg:y1="8.119cm" svg:x2="4.279cm" svg:y2="9.919cm"><text:p/></draw:line><draw:frame draw:style-name="gr73" draw:text-style-name="P86" svg:width="3.026cm" svg:height="0.888cm" svg:x="5.578cm" svg:y="7.418cm"><draw:text-box><text:p text:style-name="P83"><text:span text:style-name="T22">Détail d’une voiture</text:span></text:p></draw:text-box></draw:frame><draw:custom-shape draw:style-name="gr74" draw:text-style-name="P78" svg:width="5.4cm" svg:height="4.402cm" svg:x="1.778cm" svg:y="9.918cm"><text:p/><draw:enhanced-geometry svg:viewBox="0 0 21600 21600" draw:mirror-horizontal="false" draw:mirror-vertical="false" draw:type="rectangle" draw:enhanced-path="M 0 0 L 21600 0 21600 21600 0 21600 0 0 Z N"/></draw:custom-shape><draw:ellipse draw:style-name="gr75" draw:text-style-name="P78" svg:width="0.387cm" svg:height="0.376cm" draw:transform="rotate (-3.14159265358979) translate (2.87690277777778cm 10.6934583333333cm)" draw:kind="cut" draw:start-angle="314.24" draw:end-angle="307.14"><text:p/></draw:ellipse><draw:line draw:style-name="gr76" draw:text-style-name="P78" svg:x1="2.684cm" svg:y1="10.695cm" svg:x2="2.684cm" svg:y2="11.118cm"><text:p/></draw:line><draw:line draw:style-name="gr77" draw:text-style-name="P78" svg:x1="2.95cm" svg:y1="10.883cm" svg:x2="2.684cm" svg:y2="10.695cm"><text:p/></draw:line><draw:line draw:style-name="gr78" draw:text-style-name="P78" svg:x1="2.418cm" svg:y1="10.859cm" svg:x2="2.684cm" svg:y2="10.695cm"><text:p/></draw:line><draw:line draw:style-name="gr79" draw:text-style-name="P78" svg:x1="2.466cm" svg:y1="11.399cm" svg:x2="2.684cm" svg:y2="11.117cm"><text:p/></draw:line><draw:line draw:style-name="gr80" draw:text-style-name="P78" svg:x1="2.877cm" svg:y1="11.352cm" svg:x2="2.684cm" svg:y2="11.117cm"><text:p/></draw:line><draw:ellipse draw:style-name="gr81" draw:text-style-name="P78" svg:width="0.387cm" svg:height="0.376cm" draw:transform="rotate (-3.14159265358979) translate (2.87690277777778cm 10.6934583333333cm)" draw:kind="cut" draw:start-angle="314.24" draw:end-angle="307.14"><text:p/></draw:ellipse><draw:line draw:style-name="gr82" draw:text-style-name="P78" svg:x1="2.684cm" svg:y1="10.695cm" svg:x2="2.684cm" svg:y2="11.118cm"><text:p/></draw:line><draw:line draw:style-name="gr83" draw:text-style-name="P78" svg:x1="2.95cm" svg:y1="10.883cm" svg:x2="2.684cm" svg:y2="10.695cm"><text:p/></draw:line><draw:line draw:style-name="gr84" draw:text-style-name="P78" svg:x1="2.418cm" svg:y1="10.859cm" svg:x2="2.684cm" svg:y2="10.695cm"><text:p/></draw:line><draw:line draw:style-name="gr85" draw:text-style-name="P78" svg:x1="2.466cm" svg:y1="11.399cm" svg:x2="2.684cm" svg:y2="11.117cm"><text:p/></draw:line><draw:line draw:style-name="gr86" draw:text-style-name="P78" svg:x1="2.877cm" svg:y1="11.352cm" svg:x2="2.684cm" svg:y2="11.117cm"><text:p/></draw:line><draw:frame draw:style-name="gr87" draw:text-style-name="P86" svg:width="3.073cm" svg:height="0.888cm" svg:x="2.822cm" svg:y="11.93cm"><draw:text-box><text:p text:style-name="P83"><text:span text:style-name="T22">Modifie une valeur </text:span><text:span text:style-name="T22"><text:line-break/></text:span><text:span text:style-name="T22">de filtre</text:span></text:p></draw:text-box></draw:frame><draw:custom-shape draw:style-name="gr88" draw:text-style-name="P82" svg:width="0.087cm" svg:height="1.391cm" svg:x="5.99cm" svg:y="12.128cm"><text:p/><draw:enhanced-geometry svg:viewBox="0 0 21600 21600" draw:mirror-horizontal="true" draw:type="rectangle" draw:enhanced-path="M 0 0 L 21600 0 21600 21600 0 21600 0 0 Z N"/></draw:custom-shape><draw:custom-shape draw:style-name="gr89" draw:text-style-name="P90" svg:width="1.908cm" svg:height="0.597cm" svg:x="5.112cm" svg:y="10.736cm"><text:p text:style-name="P80"><text:span text:style-name="T22">Application</text:span></text:p><draw:enhanced-geometry svg:viewBox="0 0 21600 21600" draw:type="rectangle" draw:enhanced-path="M 0 0 L 21600 0 21600 21600 0 21600 0 0 Z N"/></draw:custom-shape><draw:line draw:style-name="gr90" draw:text-style-name="P82" svg:x1="2.695cm" svg:y1="12.327cm" svg:x2="6.064cm" svg:y2="12.327cm"><text:p/></draw:line><draw:line draw:style-name="gr91" draw:text-style-name="P82" svg:x1="2.695cm" svg:y1="12.327cm" svg:x2="6.064cm" svg:y2="12.327cm"><text:p/></draw:line><draw:line draw:style-name="gr92" draw:text-style-name="P82" svg:x1="6.079cm" svg:y1="13.418cm" svg:x2="2.71cm" svg:y2="13.418cm"><text:p/></draw:line><draw:custom-shape draw:style-name="gr93" draw:text-style-name="P82" svg:width="0.101cm" svg:height="1.9cm" svg:x="2.678cm" svg:y="11.719cm"><text:p/><draw:enhanced-geometry svg:viewBox="0 0 21600 21600" draw:type="rectangle" draw:enhanced-path="M 0 0 L 21600 0 21600 21600 0 21600 0 0 Z N"/></draw:custom-shape><draw:custom-shape draw:style-name="gr94" draw:text-style-name="P90" svg:width="2.701cm" svg:height="0.301cm" svg:x="1.778cm" svg:y="9.918cm"><text:p text:style-name="P80"><text:span text:style-name="T22">Modification filtre</text:span></text:p><draw:enhanced-geometry svg:viewBox="0 0 21600 21600" draw:mirror-horizontal="false" draw:mirror-vertical="false" draw:type="rectangle" draw:enhanced-path="M 0 0 L 21600 0 21600 21600 0 21600 0 0 Z N"/></draw:custom-shape><draw:line draw:style-name="gr95" draw:text-style-name="P82" svg:x1="6.079cm" svg:y1="11.519cm" svg:x2="6.079cm" svg:y2="13.819cm"><text:p/></draw:line><draw:frame draw:style-name="gr96" draw:text-style-name="P86" svg:width="3.387cm" svg:height="1.206cm" svg:x="2.978cm" svg:y="12.918cm"><draw:text-box><text:p text:style-name="P83"><text:span text:style-name="T22">Retour écran de vente</text:span><text:span text:style-name="T22"><text:line-break/></text:span><text:span text:style-name="T22">de voitures avec une </text:span><text:span text:style-name="T22"><text:line-break/></text:span><text:span text:style-name="T22">liste filtré de voitures</text:span></text:p></draw:text-box></draw:frame><draw:custom-shape draw:style-name="gr97" draw:text-style-name="P78" svg:width="8.9cm" svg:height="5.601cm" svg:x="7.779cm" svg:y="8.718cm"><text:p/><draw:enhanced-geometry svg:viewBox="0 0 21600 21600" draw:type="rectangle" draw:enhanced-path="M 0 0 L 21600 0 21600 21600 0 21600 0 0 Z N"/></draw:custom-shape><draw:ellipse draw:style-name="gr98" draw:text-style-name="P78" svg:width="0.389cm" svg:height="0.376cm" draw:transform="rotate (-3.14159265358979) translate (8.87765277777778cm 9.49501388888889cm)" draw:kind="cut" draw:start-angle="314.24" draw:end-angle="307.14"><text:p/></draw:ellipse><draw:line draw:style-name="gr99" draw:text-style-name="P78" svg:x1="8.684cm" svg:y1="9.495cm" svg:x2="8.684cm" svg:y2="9.918cm"><text:p/></draw:line><draw:line draw:style-name="gr100" draw:text-style-name="P78" svg:x1="8.95cm" svg:y1="9.683cm" svg:x2="8.684cm" svg:y2="9.495cm"><text:p/></draw:line><draw:line draw:style-name="gr101" draw:text-style-name="P78" svg:x1="8.418cm" svg:y1="9.659cm" svg:x2="8.684cm" svg:y2="9.495cm"><text:p/></draw:line><draw:line draw:style-name="gr102" draw:text-style-name="P78" svg:x1="8.466cm" svg:y1="10.2cm" svg:x2="8.684cm" svg:y2="9.918cm"><text:p/></draw:line><draw:line draw:style-name="gr103" draw:text-style-name="P78" svg:x1="8.877cm" svg:y1="10.153cm" svg:x2="8.684cm" svg:y2="9.918cm"><text:p/></draw:line><draw:ellipse draw:style-name="gr104" draw:text-style-name="P78" svg:width="0.389cm" svg:height="0.376cm" draw:transform="rotate (-3.14159265358979) translate (8.87765277777778cm 9.49501388888889cm)" draw:kind="cut" draw:start-angle="314.24" draw:end-angle="307.14"><text:p/></draw:ellipse><draw:line draw:style-name="gr105" draw:text-style-name="P78" svg:x1="8.684cm" svg:y1="9.495cm" svg:x2="8.684cm" svg:y2="9.918cm"><text:p/></draw:line><draw:line draw:style-name="gr106" draw:text-style-name="P78" svg:x1="8.95cm" svg:y1="9.683cm" svg:x2="8.684cm" svg:y2="9.495cm"><text:p/></draw:line><draw:line draw:style-name="gr107" draw:text-style-name="P78" svg:x1="8.418cm" svg:y1="9.659cm" svg:x2="8.684cm" svg:y2="9.495cm"><text:p/></draw:line><draw:line draw:style-name="gr108" draw:text-style-name="P78" svg:x1="8.466cm" svg:y1="10.2cm" svg:x2="8.684cm" svg:y2="9.918cm"><text:p/></draw:line><draw:line draw:style-name="gr109" draw:text-style-name="P78" svg:x1="8.877cm" svg:y1="10.153cm" svg:x2="8.684cm" svg:y2="9.918cm"><text:p/></draw:line><draw:frame draw:style-name="gr110" draw:text-style-name="P86" svg:width="3.073cm" svg:height="0.886cm" svg:x="8.821cm" svg:y="10.731cm"><draw:text-box><text:p text:style-name="P83"><text:span text:style-name="T22">Clique sur le lien de </text:span><text:span text:style-name="T22"><text:line-break/></text:span><text:span text:style-name="T22">d’une voiture</text:span></text:p></draw:text-box></draw:frame><draw:custom-shape draw:style-name="gr111" draw:text-style-name="P82" svg:width="0.085cm" svg:height="2.791cm" svg:x="11.993cm" svg:y="10.929cm"><text:p/><draw:enhanced-geometry svg:viewBox="0 0 21600 21600" draw:mirror-horizontal="true" draw:type="rectangle" draw:enhanced-path="M 0 0 L 21600 0 21600 21600 0 21600 0 0 Z N"/></draw:custom-shape><draw:custom-shape draw:style-name="gr112" draw:text-style-name="P90" svg:width="1.908cm" svg:height="0.597cm" svg:x="11.111cm" svg:y="9.537cm"><text:p text:style-name="P80"><text:span text:style-name="T22">Application</text:span></text:p><draw:enhanced-geometry svg:viewBox="0 0 21600 21600" draw:type="rectangle" draw:enhanced-path="M 0 0 L 21600 0 21600 21600 0 21600 0 0 Z N"/></draw:custom-shape><draw:line draw:style-name="gr113" draw:text-style-name="P82" svg:x1="8.695cm" svg:y1="11.126cm" svg:x2="12.064cm" svg:y2="11.126cm"><text:p/></draw:line><draw:line draw:style-name="gr114" draw:text-style-name="P82" svg:x1="8.695cm" svg:y1="11.126cm" svg:x2="12.064cm" svg:y2="11.126cm"><text:p/></draw:line><draw:line draw:style-name="gr115" draw:text-style-name="P82" svg:x1="12.048cm" svg:y1="13.664cm" svg:x2="8.679cm" svg:y2="13.664cm"><text:p/></draw:line><draw:frame draw:style-name="gr116" draw:text-style-name="P86" svg:width="3.102cm" svg:height="0.888cm" svg:x="11.905cm" svg:y="11.618cm"><draw:text-box><text:p text:style-name="P83"><text:span text:style-name="T22">Recherche détail </text:span><text:span text:style-name="T22"><text:line-break/></text:span><text:span text:style-name="T22">voiture en vente</text:span></text:p></draw:text-box></draw:frame><draw:custom-shape draw:style-name="gr117" draw:text-style-name="P82" svg:width="0.101cm" svg:height="3.601cm" svg:x="8.679cm" svg:y="10.518cm"><text:p/><draw:enhanced-geometry svg:viewBox="0 0 21600 21600" draw:type="rectangle" draw:enhanced-path="M 0 0 L 21600 0 21600 21600 0 21600 0 0 Z N"/></draw:custom-shape><draw:custom-shape draw:style-name="gr118" draw:text-style-name="P90" svg:width="5.4cm" svg:height="0.301cm" svg:x="7.779cm" svg:y="8.718cm"><text:p text:style-name="P80"><text:span text:style-name="T22">Affichage de la liste des voitures en vente</text:span></text:p><draw:enhanced-geometry svg:viewBox="0 0 21600 21600" draw:type="rectangle" draw:enhanced-path="M 0 0 L 21600 0 21600 21600 0 21600 0 0 Z N"/></draw:custom-shape><draw:line draw:style-name="gr119" draw:text-style-name="P82" svg:x1="12.079cm" svg:y1="10.318cm" svg:x2="12.079cm" svg:y2="14.118cm"><text:p/></draw:line><draw:custom-shape draw:style-name="gr120" draw:text-style-name="P90" svg:width="1.908cm" svg:height="0.599cm" svg:x="14.579cm" svg:y="9.517cm"><text:p text:style-name="P80"><text:span text:style-name="T22">DataBase</text:span></text:p><draw:enhanced-geometry svg:viewBox="0 0 21600 21600" draw:type="rectangle" draw:enhanced-path="M 0 0 L 21600 0 21600 21600 0 21600 0 0 Z N"/></draw:custom-shape><draw:line draw:style-name="gr121" draw:text-style-name="P82" svg:x1="15.478cm" svg:y1="10.219cm" svg:x2="15.478cm" svg:y2="14.119cm"><text:p/></draw:line><draw:line draw:style-name="gr122" draw:text-style-name="P82" svg:x1="12.079cm" svg:y1="12.118cm" svg:x2="15.448cm" svg:y2="12.118cm"><text:p/></draw:line><draw:custom-shape draw:style-name="gr123" draw:text-style-name="P82" svg:width="0.064cm" svg:height="1.101cm" svg:x="15.478cm" svg:y="12.117cm"><text:p/><draw:enhanced-geometry svg:viewBox="0 0 21600 21600" draw:type="rectangle" draw:enhanced-path="M 0 0 L 21600 0 21600 21600 0 21600 0 0 Z N"/></draw:custom-shape><draw:line draw:style-name="gr124" draw:text-style-name="P82" svg:x1="15.448cm" svg:y1="13.019cm" svg:x2="12.079cm" svg:y2="13.019cm"><text:p/></draw:line><draw:frame draw:style-name="gr125" draw:text-style-name="P86" svg:width="2.779cm" svg:height="0.886cm" svg:x="12.577cm" svg:y="12.532cm"><draw:text-box><text:p text:style-name="P83"><text:span text:style-name="T22">retour détail de la </text:span><text:span text:style-name="T22"><text:line-break/></text:span><text:span text:style-name="T22">voiture</text:span></text:p></draw:text-box></draw:frame><draw:frame draw:style-name="gr126" draw:text-style-name="P86" svg:width="3.361cm" svg:height="0.888cm" svg:x="8.941cm" svg:y="13.23cm"><draw:text-box><text:p text:style-name="P83"><text:span text:style-name="T22">Retour écran de fiche </text:span><text:span text:style-name="T22"><text:line-break/></text:span><text:span text:style-name="T22">de la voiture</text:span></text:p></draw:text-box></draw:frame><draw:line draw:style-name="gr127" draw:text-style-name="P89" svg:x1="16.979cm" svg:y1="6.819cm" svg:x2="4.279cm" svg:y2="6.819cm"><text:p/></draw:line><draw:custom-shape draw:style-name="gr128" draw:text-style-name="P89" svg:width="0.6cm" svg:height="0.6cm" svg:x="11.679cm" svg:y="14.919cm"><text:p/><draw:enhanced-geometry svg:viewBox="0 0 21600 21600" draw:glue-points="10800 0 0 10800 10800 21600 21600 10800" draw:text-areas="5400 5400 16200 16200" draw:type="diamond" draw:enhanced-path="M 10800 0 L 21600 10800 10800 21600 0 10800 10800 0 Z N"/></draw:custom-shape><draw:line draw:style-name="gr129" draw:text-style-name="P89" svg:x1="16.979cm" svg:y1="15.218cm" svg:x2="12.279cm" svg:y2="15.218cm"><text:p/></draw:line><draw:line draw:style-name="gr130" draw:text-style-name="P89" svg:x1="16.979cm" svg:y1="26.119cm" svg:x2="16.979cm" svg:y2="6.819cm"><text:p/></draw:line><draw:custom-shape draw:style-name="gr131" draw:text-style-name="P78" svg:width="5.402cm" svg:height="4.402cm" svg:x="6.578cm" svg:y="15.818cm"><text:p/><draw:enhanced-geometry svg:viewBox="0 0 21600 21600" draw:mirror-horizontal="false" draw:mirror-vertical="false" draw:type="rectangle" draw:enhanced-path="M 0 0 L 21600 0 21600 21600 0 21600 0 0 Z N"/></draw:custom-shape><draw:ellipse draw:style-name="gr132" draw:text-style-name="P78" svg:width="0.387cm" svg:height="0.376cm" draw:transform="rotate (-3.14159265358979) translate (7.67644444444445cm 16.5946666666667cm)" draw:kind="cut" draw:start-angle="314.24" draw:end-angle="307.14"><text:p/></draw:ellipse><draw:line draw:style-name="gr133" draw:text-style-name="P78" svg:x1="7.484cm" svg:y1="16.594cm" svg:x2="7.484cm" svg:y2="17.017cm"><text:p/></draw:line><draw:line draw:style-name="gr134" draw:text-style-name="P78" svg:x1="7.75cm" svg:y1="16.782cm" svg:x2="7.484cm" svg:y2="16.594cm"><text:p/></draw:line><draw:line draw:style-name="gr135" draw:text-style-name="P78" svg:x1="7.218cm" svg:y1="16.758cm" svg:x2="7.484cm" svg:y2="16.594cm"><text:p/></draw:line><draw:line draw:style-name="gr136" draw:text-style-name="P78" svg:x1="7.267cm" svg:y1="17.3cm" svg:x2="7.485cm" svg:y2="17.018cm"><text:p/></draw:line><draw:line draw:style-name="gr137" draw:text-style-name="P78" svg:x1="7.677cm" svg:y1="17.253cm" svg:x2="7.484cm" svg:y2="17.018cm"><text:p/></draw:line><draw:ellipse draw:style-name="gr138" draw:text-style-name="P78" svg:width="0.387cm" svg:height="0.376cm" draw:transform="rotate (-3.14159265358979) translate (7.67644444444445cm 16.5946666666667cm)" draw:kind="cut" draw:start-angle="314.24" draw:end-angle="307.14"><text:p/></draw:ellipse><draw:line draw:style-name="gr139" draw:text-style-name="P78" svg:x1="7.484cm" svg:y1="16.594cm" svg:x2="7.484cm" svg:y2="17.017cm"><text:p/></draw:line><draw:line draw:style-name="gr140" draw:text-style-name="P78" svg:x1="7.75cm" svg:y1="16.782cm" svg:x2="7.484cm" svg:y2="16.594cm"><text:p/></draw:line><draw:line draw:style-name="gr141" draw:text-style-name="P78" svg:x1="7.218cm" svg:y1="16.758cm" svg:x2="7.484cm" svg:y2="16.594cm"><text:p/></draw:line><draw:line draw:style-name="gr142" draw:text-style-name="P78" svg:x1="7.267cm" svg:y1="17.3cm" svg:x2="7.485cm" svg:y2="17.018cm"><text:p/></draw:line><draw:line draw:style-name="gr143" draw:text-style-name="P78" svg:x1="7.677cm" svg:y1="17.253cm" svg:x2="7.484cm" svg:y2="17.018cm"><text:p/></draw:line><draw:frame draw:style-name="gr144" draw:text-style-name="P86" svg:width="3.44cm" svg:height="0.888cm" svg:x="7.363cm" svg:y="17.818cm"><draw:text-box><text:p text:style-name="P83"><text:span text:style-name="T22">Clique sur la demande </text:span><text:span text:style-name="T22"><text:line-break/></text:span><text:span text:style-name="T22">de complément</text:span></text:p></draw:text-box></draw:frame><draw:custom-shape draw:style-name="gr145" draw:text-style-name="P82" svg:width="0.087cm" svg:height="1.391cm" svg:x="10.791cm" svg:y="18.028cm"><text:p/><draw:enhanced-geometry svg:viewBox="0 0 21600 21600" draw:mirror-horizontal="true" draw:type="rectangle" draw:enhanced-path="M 0 0 L 21600 0 21600 21600 0 21600 0 0 Z N"/></draw:custom-shape><draw:custom-shape draw:style-name="gr146" draw:text-style-name="P90" svg:width="1.908cm" svg:height="0.597cm" svg:x="9.911cm" svg:y="16.637cm"><text:p text:style-name="P80"><text:span text:style-name="T22">Application</text:span></text:p><draw:enhanced-geometry svg:viewBox="0 0 21600 21600" draw:type="rectangle" draw:enhanced-path="M 0 0 L 21600 0 21600 21600 0 21600 0 0 Z N"/></draw:custom-shape><draw:line draw:style-name="gr147" draw:text-style-name="P82" svg:x1="7.495cm" svg:y1="18.227cm" svg:x2="10.864cm" svg:y2="18.227cm"><text:p/></draw:line><draw:line draw:style-name="gr148" draw:text-style-name="P82" svg:x1="7.495cm" svg:y1="18.227cm" svg:x2="10.864cm" svg:y2="18.227cm"><text:p/></draw:line><draw:line draw:style-name="gr149" draw:text-style-name="P82" svg:x1="10.878cm" svg:y1="19.319cm" svg:x2="7.509cm" svg:y2="19.319cm"><text:p/></draw:line><draw:custom-shape draw:style-name="gr150" draw:text-style-name="P82" svg:width="0.1cm" svg:height="1.9cm" svg:x="7.479cm" svg:y="17.619cm"><text:p/><draw:enhanced-geometry svg:viewBox="0 0 21600 21600" draw:type="rectangle" draw:enhanced-path="M 0 0 L 21600 0 21600 21600 0 21600 0 0 Z N"/></draw:custom-shape><draw:custom-shape draw:style-name="gr151" draw:text-style-name="P90" svg:width="5.301cm" svg:height="0.301cm" svg:x="6.578cm" svg:y="15.818cm"><text:p text:style-name="P80"><text:span text:style-name="T22">Demande de complément d’informations</text:span></text:p><draw:enhanced-geometry svg:viewBox="0 0 21600 21600" draw:mirror-horizontal="false" draw:mirror-vertical="false" draw:type="rectangle" draw:enhanced-path="M 0 0 L 21600 0 21600 21600 0 21600 0 0 Z N"/></draw:custom-shape><draw:line draw:style-name="gr152" draw:text-style-name="P82" svg:x1="10.878cm" svg:y1="17.419cm" svg:x2="10.878cm" svg:y2="19.719cm"><text:p/></draw:line><draw:frame draw:style-name="gr153" draw:text-style-name="P86" svg:width="3.2cm" svg:height="1.206cm" svg:x="7.779cm" svg:y="18.818cm"><draw:text-box><text:p text:style-name="P83"><text:span text:style-name="T22">Retour écran de </text:span><text:span text:style-name="T22"><text:line-break/></text:span><text:span text:style-name="T22">formulaire de contact</text:span><text:span text:style-name="T22"><text:line-break/></text:span><text:span text:style-name="T22">avec titre préchargé</text:span></text:p></draw:text-box></draw:frame><draw:line draw:style-name="gr154" draw:text-style-name="P89" svg:x1="16.979cm" svg:y1="26.118cm" svg:x2="4.279cm" svg:y2="26.118cm"><text:p/></draw:line><draw:line draw:style-name="gr155" draw:text-style-name="P89" svg:x1="11.778cm" svg:y1="15.218cm" svg:x2="9.378cm" svg:y2="15.218cm"><text:p/></draw:line><draw:line draw:style-name="gr156" draw:text-style-name="P89" svg:x1="9.378cm" svg:y1="15.818cm" svg:x2="9.378cm" svg:y2="15.218cm"><text:p/></draw:line><draw:line draw:style-name="gr157" draw:text-style-name="P89" svg:x1="9.378cm" svg:y1="20.819cm" svg:x2="9.378cm" svg:y2="20.219cm"><text:p/></draw:line><draw:line draw:style-name="gr158" draw:text-style-name="P89" svg:x1="4.279cm" svg:y1="26.119cm" svg:x2="4.279cm" svg:y2="14.319cm"><text:p/></draw:line><draw:custom-shape draw:style-name="gr159" draw:text-style-name="P78" svg:width="5.402cm" svg:height="4.4cm" svg:x="6.578cm" svg:y="20.819cm"><text:p/><draw:enhanced-geometry svg:viewBox="0 0 21600 21600" draw:mirror-horizontal="false" draw:mirror-vertical="false" draw:type="rectangle" draw:enhanced-path="M 0 0 L 21600 0 21600 21600 0 21600 0 0 Z N"/></draw:custom-shape><draw:ellipse draw:style-name="gr160" draw:text-style-name="P78" svg:width="0.387cm" svg:height="0.378cm" draw:transform="rotate (-3.14159265358979) translate (7.67644444444445cm 21.5942916666667cm)" draw:kind="cut" draw:start-angle="314.24" draw:end-angle="307.14"><text:p/></draw:ellipse><draw:line draw:style-name="gr161" draw:text-style-name="P78" svg:x1="7.484cm" svg:y1="21.595cm" svg:x2="7.484cm" svg:y2="22.018cm"><text:p/></draw:line><draw:line draw:style-name="gr162" draw:text-style-name="P78" svg:x1="7.75cm" svg:y1="21.783cm" svg:x2="7.484cm" svg:y2="21.595cm"><text:p/></draw:line><draw:line draw:style-name="gr163" draw:text-style-name="P78" svg:x1="7.218cm" svg:y1="21.759cm" svg:x2="7.484cm" svg:y2="21.595cm"><text:p/></draw:line><draw:line draw:style-name="gr164" draw:text-style-name="P78" svg:x1="7.267cm" svg:y1="22.299cm" svg:x2="7.485cm" svg:y2="22.017cm"><text:p/></draw:line><draw:line draw:style-name="gr165" draw:text-style-name="P78" svg:x1="7.677cm" svg:y1="22.252cm" svg:x2="7.484cm" svg:y2="22.017cm"><text:p/></draw:line><draw:ellipse draw:style-name="gr166" draw:text-style-name="P78" svg:width="0.387cm" svg:height="0.378cm" draw:transform="rotate (-3.14159265358979) translate (7.67644444444445cm 21.5942916666667cm)" draw:kind="cut" draw:start-angle="314.24" draw:end-angle="307.14"><text:p/></draw:ellipse><draw:line draw:style-name="gr167" draw:text-style-name="P78" svg:x1="7.484cm" svg:y1="21.595cm" svg:x2="7.484cm" svg:y2="22.018cm"><text:p/></draw:line><draw:line draw:style-name="gr168" draw:text-style-name="P78" svg:x1="7.75cm" svg:y1="21.783cm" svg:x2="7.484cm" svg:y2="21.595cm"><text:p/></draw:line><draw:line draw:style-name="gr169" draw:text-style-name="P78" svg:x1="7.218cm" svg:y1="21.759cm" svg:x2="7.484cm" svg:y2="21.595cm"><text:p/></draw:line><draw:line draw:style-name="gr170" draw:text-style-name="P78" svg:x1="7.267cm" svg:y1="22.299cm" svg:x2="7.485cm" svg:y2="22.017cm"><text:p/></draw:line><draw:line draw:style-name="gr171" draw:text-style-name="P78" svg:x1="7.677cm" svg:y1="22.252cm" svg:x2="7.484cm" svg:y2="22.017cm"><text:p/></draw:line><draw:frame draw:style-name="gr172" draw:text-style-name="P86" svg:width="3.073cm" svg:height="0.888cm" svg:x="7.622cm" svg:y="22.83cm"><draw:text-box><text:p text:style-name="P83"><text:span text:style-name="T22">Valide le formulaire</text:span></text:p></draw:text-box></draw:frame><draw:custom-shape draw:style-name="gr173" draw:text-style-name="P82" svg:width="0.087cm" svg:height="1.391cm" svg:x="10.791cm" svg:y="23.029cm"><text:p/><draw:enhanced-geometry svg:viewBox="0 0 21600 21600" draw:mirror-horizontal="true" draw:type="rectangle" draw:enhanced-path="M 0 0 L 21600 0 21600 21600 0 21600 0 0 Z N"/></draw:custom-shape><draw:custom-shape draw:style-name="gr174" draw:text-style-name="P90" svg:width="1.908cm" svg:height="0.599cm" svg:x="9.911cm" svg:y="21.635cm"><text:p text:style-name="P80"><text:span text:style-name="T22">Application</text:span></text:p><draw:enhanced-geometry svg:viewBox="0 0 21600 21600" draw:type="rectangle" draw:enhanced-path="M 0 0 L 21600 0 21600 21600 0 21600 0 0 Z N"/></draw:custom-shape><draw:line draw:style-name="gr175" draw:text-style-name="P82" svg:x1="7.495cm" svg:y1="23.226cm" svg:x2="10.864cm" svg:y2="23.226cm"><text:p/></draw:line><draw:line draw:style-name="gr176" draw:text-style-name="P82" svg:x1="7.495cm" svg:y1="23.226cm" svg:x2="10.864cm" svg:y2="23.226cm"><text:p/></draw:line><draw:line draw:style-name="gr177" draw:text-style-name="P82" svg:x1="10.878cm" svg:y1="24.318cm" svg:x2="7.509cm" svg:y2="24.318cm"><text:p/></draw:line><draw:custom-shape draw:style-name="gr178" draw:text-style-name="P82" svg:width="0.1cm" svg:height="1.9cm" svg:x="7.479cm" svg:y="22.618cm"><text:p/><draw:enhanced-geometry svg:viewBox="0 0 21600 21600" draw:type="rectangle" draw:enhanced-path="M 0 0 L 21600 0 21600 21600 0 21600 0 0 Z N"/></draw:custom-shape><draw:custom-shape draw:style-name="gr179" draw:text-style-name="P90" svg:width="3.102cm" svg:height="0.301cm" svg:x="6.578cm" svg:y="20.819cm"><text:p text:style-name="P80"><text:span text:style-name="T22">Validation du formulaire</text:span></text:p><draw:enhanced-geometry svg:viewBox="0 0 21600 21600" draw:mirror-horizontal="false" draw:mirror-vertical="false" draw:type="rectangle" draw:enhanced-path="M 0 0 L 21600 0 21600 21600 0 21600 0 0 Z N"/></draw:custom-shape><draw:line draw:style-name="gr180" draw:text-style-name="P82" svg:x1="10.878cm" svg:y1="22.419cm" svg:x2="10.878cm" svg:y2="24.719cm"><text:p/></draw:line><draw:frame draw:style-name="gr181" draw:text-style-name="P86" svg:width="3.148cm" svg:height="1.206cm" svg:x="7.779cm" svg:y="23.819cm"><draw:text-box><text:p text:style-name="P83"><text:span text:style-name="T22">Retour confirmation</text:span><text:span text:style-name="T22"><text:line-break/></text:span><text:span text:style-name="T22">d’envoi du formulaire</text:span><text:span text:style-name="T22"><text:line-break/></text:span><text:span text:style-name="T22">par mail</text:span></text:p></draw:text-box></draw:frame><draw:line draw:style-name="gr182" draw:text-style-name="P89" svg:x1="9.378cm" svg:y1="25.819cm" svg:x2="9.378cm" svg:y2="25.219cm"><text:p/></draw:line><draw:line draw:style-name="gr183" draw:text-style-name="P89" svg:x1="9.378cm" svg:y1="25.819cm" svg:x2="4.978cm" svg:y2="25.819cm"><text:p/></draw:line><draw:line draw:style-name="gr184" draw:text-style-name="P89" svg:x1="4.978cm" svg:y1="14.619cm" svg:x2="4.978cm" svg:y2="25.819cm"><text:p/></draw:line><draw:line draw:style-name="gr185" draw:text-style-name="P89" svg:x1="4.978cm" svg:y1="14.619cm" svg:x2="11.978cm" svg:y2="14.619cm"><text:p/></draw:line><draw:line draw:style-name="gr186" draw:text-style-name="P89" svg:x1="11.978cm" svg:y1="14.919cm" svg:x2="11.978cm" svg:y2="14.319cm"><text:p/></draw:line></draw:g></text:p>
      <text:h text:style-name="P28" text:outline-level="2"><text:bookmark-start text:name="__RefHeading___Toc457_617277800"/>Diagramme de classe :<text:line-break/><text:tab/><text:bookmark-end text:name="__RefHeading___Toc457_617277800"/></text:h>
      <text:list xml:id="list3072931236" text:style-name="L4">
        <text:list-item>
          <text:p text:style-name="P35">Dictionnaire de données :</text:p>
        </text:list-item>
      </text:list>
      <table:table table:name="Tableau1" table:style-name="Tableau1" table:template-name="Zone bleue">
        <table:table-column table:style-name="Tableau1.A"/>
        <table:table-column table:style-name="Tableau1.B"/>
        <table:table-column table:style-name="Tableau1.C"/>
        <table:table-row table:style-name="Tableau1.1">
          <table:table-cell table:style-name="Tableau1.A1" office:value-type="string">
            <text:p text:style-name="P65">Nom de donnée</text:p>
          </table:table-cell>
          <table:table-cell table:style-name="Tableau1.A1" office:value-type="string">
            <text:p text:style-name="P66"><text:s/><text:span text:style-name="T12">Description</text:span></text:p>
          </table:table-cell>
          <table:table-cell table:style-name="Tableau1.C1" office:value-type="string">
            <text:p text:style-name="P65">type</text:p>
          </table:table-cell>
        </table:table-row>
        <table:table-row table:style-name="Tableau1.1">
          <table:table-cell table:style-name="Tableau1.A2" office:value-type="string">
            <text:p text:style-name="P67">Identifiant_<text:span text:style-name="T16">U</text:span>tilisateur</text:p>
          </table:table-cell>
          <table:table-cell table:style-name="Tableau1.B2" office:value-type="float" office:value="0">
            <text:p text:style-name="P68">Identifiant de connexion de l’utilisateur (l’adresse mail de l’utilisateur)</text:p>
          </table:table-cell>
          <table:table-cell table:style-name="Tableau1.C2" office:value-type="float" office:value="0">
            <text:p text:style-name="P68">Chaîne de caractères</text:p>
          </table:table-cell>
        </table:table-row>
        <table:table-row table:style-name="Tableau1.1">
          <table:table-cell table:style-name="Tableau1.A3" office:value-type="string">
            <text:p text:style-name="P68">Mot_<text:span text:style-name="T16">D</text:span>e_<text:span text:style-name="T16">P</text:span>asse</text:p>
          </table:table-cell>
          <table:table-cell table:style-name="Tableau1.B3" office:value-type="float" office:value="0">
            <text:p text:style-name="P68">Mot de passe d’accès de connexion au compte utilisateur</text:p>
          </table:table-cell>
          <table:table-cell table:style-name="Tableau1.C3" office:value-type="float" office:value="0">
            <text:p text:style-name="P68">Chaîne de caractères</text:p>
          </table:table-cell>
        </table:table-row>
        <table:table-row table:style-name="Tableau1.1">
          <table:table-cell table:style-name="Tableau1.A2" office:value-type="string">
            <text:p text:style-name="P68">Nom_<text:span text:style-name="T16">U</text:span>tilisateur</text:p>
          </table:table-cell>
          <table:table-cell table:style-name="Tableau1.B2" office:value-type="float" office:value="0">
            <text:p text:style-name="P68">Nom de l’utilisateur</text:p>
          </table:table-cell>
          <table:table-cell table:style-name="Tableau1.C2" office:value-type="float" office:value="0">
            <text:p text:style-name="P68">Chaîne de caractères</text:p>
          </table:table-cell>
        </table:table-row>
        <table:table-row table:style-name="Tableau1.1">
          <table:table-cell table:style-name="Tableau1.A3" office:value-type="string">
            <text:p text:style-name="P68">Prénom_<text:span text:style-name="T16">U</text:span>tilisateur</text:p>
          </table:table-cell>
          <table:table-cell table:style-name="Tableau1.B3" office:value-type="float" office:value="0">
            <text:p text:style-name="P68">Prénom de l’utilisateur</text:p>
          </table:table-cell>
          <table:table-cell table:style-name="Tableau1.C3" office:value-type="float" office:value="0">
            <text:p text:style-name="P68">Chaîne de caractères</text:p>
          </table:table-cell>
        </table:table-row>
        <table:table-row table:style-name="Tableau1.1">
          <table:table-cell table:style-name="Tableau1.A2" office:value-type="string">
            <text:p text:style-name="P68">Qualité_<text:span text:style-name="T16">U</text:span>tilisateur</text:p>
          </table:table-cell>
          <table:table-cell table:style-name="Tableau1.B2" office:value-type="float" office:value="0">
            <text:p text:style-name="P68">Niveau de droit de l’utilisateur</text:p>
          </table:table-cell>
          <table:table-cell table:style-name="Tableau1.C2" office:value-type="float" office:value="0">
            <text:p text:style-name="P70"><text:span text:style-name="T13">Chaîne de caractères</text:span></text:p>
          </table:table-cell>
        </table:table-row>
        <table:table-row table:style-name="Tableau1.1">
          <table:table-cell table:style-name="Tableau1.A3" office:value-type="string">
            <text:p text:style-name="P68">Jour_Semaine</text:p>
          </table:table-cell>
          <table:table-cell table:style-name="Tableau1.B3" office:value-type="float" office:value="0">
            <text:p text:style-name="P68">Jour d’ouverture de la semaine</text:p>
          </table:table-cell>
          <table:table-cell table:style-name="Tableau1.C3" office:value-type="float" office:value="0">
            <text:p text:style-name="P68">Chaîne de caractères</text:p>
          </table:table-cell>
        </table:table-row>
        <table:table-row table:style-name="Tableau1.1">
          <table:table-cell table:style-name="Tableau1.A2" office:value-type="string">
            <text:p text:style-name="P68">Début_<text:span text:style-name="T16">M</text:span>atin</text:p>
          </table:table-cell>
          <table:table-cell table:style-name="Tableau1.B2" office:value-type="float" office:value="0">
            <text:p text:style-name="P68">Horaire d’ouverture du matin</text:p>
          </table:table-cell>
          <table:table-cell table:style-name="Tableau1.C2" office:value-type="float" office:value="0">
            <text:p text:style-name="P68">Temps : Heure</text:p>
          </table:table-cell>
        </table:table-row>
        <table:table-row table:style-name="Tableau1.1">
          <table:table-cell table:style-name="Tableau1.A3" office:value-type="string">
            <text:p text:style-name="P68"><text:span text:style-name="T14">Fin</text:span>_<text:span text:style-name="T16">M</text:span>atin</text:p>
          </table:table-cell>
          <table:table-cell table:style-name="Tableau1.B3" office:value-type="float" office:value="0">
            <text:p text:style-name="P68">Horaire d<text:span text:style-name="T14">e fermeture</text:span> du matin</text:p>
          </table:table-cell>
          <table:table-cell table:style-name="Tableau1.C3" office:value-type="float" office:value="0">
            <text:p text:style-name="P68">Temps : Heure</text:p>
          </table:table-cell>
        </table:table-row>
        <table:table-row table:style-name="Tableau1.1">
          <table:table-cell table:style-name="Tableau1.A2" office:value-type="string">
            <text:p text:style-name="P68">Début_<text:span text:style-name="T16">Après_Midi</text:span></text:p>
          </table:table-cell>
          <table:table-cell table:style-name="Tableau1.B2" office:value-type="float" office:value="0">
            <text:p text:style-name="P68">Horaire d’ouverture d<text:span text:style-name="T14">e l’après-midi</text:span></text:p>
          </table:table-cell>
          <table:table-cell table:style-name="Tableau1.C2" office:value-type="float" office:value="0">
            <text:p text:style-name="P68">Temps : Heure</text:p>
          </table:table-cell>
        </table:table-row>
        <table:table-row table:style-name="Tableau1.1">
          <table:table-cell table:style-name="Tableau1.A3" office:value-type="string">
            <text:p text:style-name="P68"><text:span text:style-name="T14">Fin</text:span>_<text:span text:style-name="T16">Après_Midi</text:span></text:p>
          </table:table-cell>
          <table:table-cell table:style-name="Tableau1.B3" office:value-type="float" office:value="0">
            <text:p text:style-name="P68">Horaire d<text:span text:style-name="T14">e fermeture de l’après-midi</text:span></text:p>
          </table:table-cell>
          <table:table-cell table:style-name="Tableau1.C3" office:value-type="float" office:value="0">
            <text:p text:style-name="P68">Temps : Heure</text:p>
          </table:table-cell>
        </table:table-row>
        <table:table-row table:style-name="Tableau1.1">
          <table:table-cell table:style-name="Tableau1.A2" office:value-type="string">
            <text:p text:style-name="P69">Jour_fermé</text:p>
          </table:table-cell>
          <table:table-cell table:style-name="Tableau1.B2" office:value-type="float" office:value="0">
            <text:p text:style-name="P69">Jour de fermeture exceptionnel</text:p>
          </table:table-cell>
          <table:table-cell table:style-name="Tableau1.C2" office:value-type="float" office:value="0">
            <text:p text:style-name="P69">Temps : Date</text:p>
          </table:table-cell>
        </table:table-row>
        <table:table-row table:style-name="Tableau1.1">
          <table:table-cell table:style-name="Tableau1.A3" office:value-type="string">
            <text:p text:style-name="P69">Référence_Commentaire</text:p>
          </table:table-cell>
          <table:table-cell table:style-name="Tableau1.B13" office:value-type="string">
            <text:p text:style-name="P69">Référence d’un commentaire visiteur</text:p>
          </table:table-cell>
          <table:table-cell table:style-name="Tableau1.C13" office:value-type="string">
            <text:p text:style-name="P69">Chaîne de caractères</text:p>
          </table:table-cell>
        </table:table-row>
        <table:table-row table:style-name="Tableau1.1">
          <table:table-cell table:style-name="Tableau1.A2" office:value-type="string">
            <text:p text:style-name="P69">Commentaire</text:p>
          </table:table-cell>
          <table:table-cell table:style-name="Tableau1.B14" office:value-type="string">
            <text:p text:style-name="P69">Commentaire d’un utilisateur</text:p>
          </table:table-cell>
          <table:table-cell table:style-name="Tableau1.C14" office:value-type="string">
            <text:p text:style-name="P69">Chaîne de caractères</text:p>
          </table:table-cell>
        </table:table-row>
        <table:table-row table:style-name="Tableau1.1">
          <table:table-cell table:style-name="Tableau1.A3" office:value-type="string">
            <text:p text:style-name="P69">Mail_<text:span text:style-name="T15">V</text:span>isiteur</text:p>
          </table:table-cell>
          <table:table-cell table:style-name="Tableau1.B15" office:value-type="string">
            <text:p text:style-name="P69">Mail de l’utilisateur à l’origine du commentaire</text:p>
          </table:table-cell>
          <table:table-cell table:style-name="Tableau1.C15" office:value-type="string">
            <text:p text:style-name="P69">Chaîne de caractères</text:p>
          </table:table-cell>
        </table:table-row>
        <table:table-row table:style-name="Tableau1.1">
          <table:table-cell table:style-name="Tableau1.A2" office:value-type="string">
            <text:p text:style-name="P71">Date_Commentaire</text:p>
          </table:table-cell>
          <table:table-cell table:style-name="Tableau1.B16" office:value-type="string">
            <text:p text:style-name="P71">Date de l’ajout du commentaire</text:p>
          </table:table-cell>
          <table:table-cell table:style-name="Tableau1.C16" office:value-type="string">
            <text:p text:style-name="P71">Temps : Date</text:p>
          </table:table-cell>
        </table:table-row>
        <table:table-row table:style-name="Tableau1.1">
          <table:table-cell table:style-name="Tableau1.A3" office:value-type="string">
            <text:p text:style-name="P71">état_Commentaire</text:p>
          </table:table-cell>
          <table:table-cell table:style-name="Tableau1.B17" office:value-type="string">
            <text:p text:style-name="P71">Commentaire approuvé ou non ou pas encore par le modérateur</text:p>
          </table:table-cell>
          <table:table-cell table:style-name="Tableau1.C17" office:value-type="string">
            <text:p text:style-name="P71">Type caractère</text:p>
          </table:table-cell>
        </table:table-row>
        <table:table-row table:style-name="Tableau1.1">
          <table:table-cell table:style-name="Tableau1.A2" office:value-type="string">
            <text:p text:style-name="P71">Note_Commentaire</text:p>
          </table:table-cell>
          <table:table-cell table:style-name="Tableau1.B18" office:value-type="string">
            <text:p text:style-name="P71">Évaluation des services du garage liée au commentaire</text:p>
          </table:table-cell>
          <table:table-cell table:style-name="Tableau1.C18" office:value-type="string">
            <text:p text:style-name="P71">entier</text:p>
          </table:table-cell>
        </table:table-row>
        <table:table-row table:style-name="Tableau1.1">
          <table:table-cell table:style-name="Tableau1.A3" office:value-type="string">
            <text:p text:style-name="P72">Référence_Voiture</text:p>
          </table:table-cell>
          <table:table-cell table:style-name="Tableau1.B19" office:value-type="string">
            <text:p text:style-name="P72">Référence de la voiture en vente</text:p>
          </table:table-cell>
          <table:table-cell table:style-name="Tableau1.C19" office:value-type="string">
            <text:p text:style-name="P72">Chaîne de caractères</text:p>
          </table:table-cell>
        </table:table-row>
        <table:table-row table:style-name="Tableau1.1">
          <table:table-cell table:style-name="Tableau1.A2" office:value-type="string">
            <text:p text:style-name="P72">Photo_Prin_Voiture</text:p>
          </table:table-cell>
          <table:table-cell table:style-name="Tableau1.B20" office:value-type="string">
            <text:p text:style-name="P72">Photo de couverture de la voiture</text:p>
          </table:table-cell>
          <table:table-cell table:style-name="Tableau1.C20" office:value-type="string">
            <text:p text:style-name="P72">Image</text:p>
          </table:table-cell>
        </table:table-row>
        <table:table-row table:style-name="Tableau1.1">
          <table:table-cell table:style-name="Tableau1.A3" office:value-type="string">
            <text:p text:style-name="P72">Type_Voiture</text:p>
          </table:table-cell>
          <table:table-cell table:style-name="Tableau1.B21" office:value-type="string">
            <text:p text:style-name="P72">Type de voiture (SUV, berline, citadine, …)</text:p>
          </table:table-cell>
          <table:table-cell table:style-name="Tableau1.C21" office:value-type="string">
            <text:p text:style-name="P72">Chaîne de caractères</text:p>
          </table:table-cell>
        </table:table-row>
        <table:table-row table:style-name="Tableau1.1">
          <table:table-cell table:style-name="Tableau1.A2" office:value-type="string">
            <text:p text:style-name="P72">Marque_Voiture</text:p>
          </table:table-cell>
          <table:table-cell table:style-name="Tableau1.B22" office:value-type="string">
            <text:p text:style-name="P72">Marque/Constructeur de la voiture</text:p>
          </table:table-cell>
          <table:table-cell table:style-name="Tableau1.C22" office:value-type="string">
            <text:p text:style-name="P72">Chaîne de caractères</text:p>
          </table:table-cell>
        </table:table-row>
        <table:table-row table:style-name="Tableau1.1">
          <table:table-cell table:style-name="Tableau1.A3" office:value-type="string">
            <text:p text:style-name="P72">Modèle_Voiture</text:p>
          </table:table-cell>
          <table:table-cell table:style-name="Tableau1.B23" office:value-type="string">
            <text:p text:style-name="P72">Modèle de la voiture</text:p>
          </table:table-cell>
          <table:table-cell table:style-name="Tableau1.C23" office:value-type="string">
            <text:p text:style-name="P72">Chaîne de caractères</text:p>
          </table:table-cell>
        </table:table-row>
        <table:table-row table:style-name="Tableau1.1">
          <table:table-cell table:style-name="Tableau1.A2" office:value-type="string">
            <text:p text:style-name="P72">Kilométrage_Voiture</text:p>
          </table:table-cell>
          <table:table-cell table:style-name="Tableau1.B24" office:value-type="string">
            <text:p text:style-name="P72">Nombre de kilométrage au compteur</text:p>
          </table:table-cell>
          <table:table-cell table:style-name="Tableau1.C24" office:value-type="string">
            <text:p text:style-name="P72">Entier</text:p>
          </table:table-cell>
        </table:table-row>
        <table:table-row table:style-name="Tableau1.1">
          <table:table-cell table:style-name="Tableau1.A3" office:value-type="string">
            <text:p text:style-name="P72">Année_Circulation</text:p>
          </table:table-cell>
          <table:table-cell table:style-name="Tableau1.B25" office:value-type="string">
            <text:p text:style-name="P72">Année de mise en circulation de la voiture</text:p>
          </table:table-cell>
          <table:table-cell table:style-name="Tableau1.C25" office:value-type="string">
            <text:p text:style-name="P72">Date : Année</text:p>
          </table:table-cell>
        </table:table-row>
        <table:table-row table:style-name="Tableau1.1">
          <table:table-cell table:style-name="Tableau1.A2" office:value-type="string">
            <text:p text:style-name="P72">Carburant_Voiture</text:p>
          </table:table-cell>
          <table:table-cell table:style-name="Tableau1.B26" office:value-type="string">
            <text:p text:style-name="P72">Type de carburant utilisé par la voiture</text:p>
          </table:table-cell>
          <table:table-cell table:style-name="Tableau1.C26" office:value-type="string">
            <text:p text:style-name="P72">Chaîne de caractères</text:p>
          </table:table-cell>
        </table:table-row>
        <table:table-row table:style-name="Tableau1.1">
          <table:table-cell table:style-name="Tableau1.A3" office:value-type="string">
            <text:p text:style-name="P73">Description_Voiture</text:p>
          </table:table-cell>
          <table:table-cell table:style-name="Tableau1.B27" office:value-type="string">
            <text:p text:style-name="P73">Description de l’état générale de la voiture</text:p>
          </table:table-cell>
          <table:table-cell table:style-name="Tableau1.C27" office:value-type="string">
            <text:p text:style-name="P73">Chaîne de caractères</text:p>
          </table:table-cell>
        </table:table-row>
        <table:table-row table:style-name="Tableau1.1">
          <table:table-cell table:style-name="Tableau1.A2" office:value-type="string">
            <text:p text:style-name="P73">Autonomie_Voiture</text:p>
          </table:table-cell>
          <table:table-cell table:style-name="Tableau1.B28" office:value-type="string">
            <text:p text:style-name="P73">Cas voiture électrique : nombre de parcouru en une charge complète</text:p>
          </table:table-cell>
          <table:table-cell table:style-name="Tableau1.C28" office:value-type="string">
            <text:p text:style-name="P73">entier</text:p>
          </table:table-cell>
        </table:table-row>
        <table:table-row table:style-name="Tableau1.1">
          <table:table-cell table:style-name="Tableau1.A3" office:value-type="string">
            <text:p text:style-name="P73">Consommation_100Km</text:p>
          </table:table-cell>
          <table:table-cell table:style-name="Tableau1.B29" office:value-type="string">
            <text:p text:style-name="P73">Consommation des carburants non électrique</text:p>
          </table:table-cell>
          <table:table-cell table:style-name="Tableau1.C29" office:value-type="string">
            <text:p text:style-name="P73">Nombre réel</text:p>
          </table:table-cell>
        </table:table-row>
        <table:table-row table:style-name="Tableau1.1">
          <table:table-cell table:style-name="Tableau1.A2" office:value-type="string">
            <text:p text:style-name="P73">ABS_Voiture</text:p>
          </table:table-cell>
          <table:table-cell table:style-name="Tableau1.B30" office:value-type="string">
            <text:p text:style-name="P73">Voiture équipée de l’ABS</text:p>
          </table:table-cell>
          <table:table-cell table:style-name="Tableau1.C30" office:value-type="string">
            <text:p text:style-name="P73">Booléen</text:p>
          </table:table-cell>
        </table:table-row>
        <table:table-row table:style-name="Tableau1.1">
          <table:table-cell table:style-name="Tableau1.A3" office:value-type="string">
            <text:p text:style-name="P73">Assistance_Parking</text:p>
          </table:table-cell>
          <table:table-cell table:style-name="Tableau1.B31" office:value-type="string">
            <text:p text:style-name="P73">Voiture équipée de l’assistance au stationnement</text:p>
          </table:table-cell>
          <table:table-cell table:style-name="Tableau1.C31" office:value-type="string">
            <text:p text:style-name="P73">Booléen</text:p>
          </table:table-cell>
        </table:table-row>
        <table:table-row table:style-name="Tableau1.1">
          <table:table-cell table:style-name="Tableau1.A2" office:value-type="string">
            <text:p text:style-name="P73">Boîte_vitesse</text:p>
          </table:table-cell>
          <table:table-cell table:style-name="Tableau1.B32" office:value-type="string">
            <text:p text:style-name="P73">Boîte manuel ou automatique</text:p>
          </table:table-cell>
          <table:table-cell table:style-name="Tableau1.C32" office:value-type="string">
            <text:p text:style-name="P73">Booléen</text:p>
          </table:table-cell>
        </table:table-row>
        <table:table-row table:style-name="Tableau1.1">
          <table:table-cell table:style-name="Tableau1.A3" office:value-type="string">
            <text:p text:style-name="P74">GPS</text:p>
          </table:table-cell>
          <table:table-cell table:style-name="Tableau1.B33" office:value-type="string">
            <text:p text:style-name="P74">Voiture équipée d’un GPS</text:p>
          </table:table-cell>
          <table:table-cell table:style-name="Tableau1.C33" office:value-type="string">
            <text:p text:style-name="P74">Booléen</text:p>
          </table:table-cell>
        </table:table-row>
        <table:table-row table:style-name="Tableau1.1">
          <table:table-cell table:style-name="Tableau1.A2" office:value-type="string">
            <text:p text:style-name="P74">Puissance_Fiscale</text:p>
          </table:table-cell>
          <table:table-cell table:style-name="Tableau1.B34" office:value-type="string">
            <text:p text:style-name="P74">Puissance fiscale de la voiture</text:p>
          </table:table-cell>
          <table:table-cell table:style-name="Tableau1.C34" office:value-type="string">
            <text:p text:style-name="P74">entiers</text:p>
          </table:table-cell>
        </table:table-row>
        <table:table-row table:style-name="Tableau1.1">
          <table:table-cell table:style-name="Tableau1.A3" office:value-type="string">
            <text:p text:style-name="P74">Emission_CO2</text:p>
          </table:table-cell>
          <table:table-cell table:style-name="Tableau1.B35" office:value-type="string">
            <text:p text:style-name="P74">Taux d’émission de CO2</text:p>
          </table:table-cell>
          <table:table-cell table:style-name="Tableau1.C35" office:value-type="string">
            <text:p text:style-name="P74">entier</text:p>
          </table:table-cell>
        </table:table-row>
        <table:table-row table:style-name="Tableau1.1">
          <table:table-cell table:style-name="Tableau1.A2" office:value-type="string">
            <text:p text:style-name="P74">Couleur</text:p>
          </table:table-cell>
          <table:table-cell table:style-name="Tableau1.B36" office:value-type="string">
            <text:p text:style-name="P74">Couleur de la voiture</text:p>
          </table:table-cell>
          <table:table-cell table:style-name="Tableau1.C36" office:value-type="string">
            <text:p text:style-name="P74">Chaîne de caractères</text:p>
          </table:table-cell>
        </table:table-row>
        <table:table-row table:style-name="Tableau1.1">
          <table:table-cell table:style-name="Tableau1.A3" office:value-type="string">
            <text:p text:style-name="P74">Nombre_Portes</text:p>
          </table:table-cell>
          <table:table-cell table:style-name="Tableau1.B37" office:value-type="string">
            <text:p text:style-name="P74">Nombre de portes</text:p>
          </table:table-cell>
          <table:table-cell table:style-name="Tableau1.C37" office:value-type="string">
            <text:p text:style-name="P74">Entier</text:p>
          </table:table-cell>
        </table:table-row>
        <table:table-row table:style-name="Tableau1.1">
          <table:table-cell table:style-name="Tableau1.A2" office:value-type="string">
            <text:p text:style-name="P74">Nombre_Place</text:p>
          </table:table-cell>
          <table:table-cell table:style-name="Tableau1.B38" office:value-type="string">
            <text:p text:style-name="P74">Nombre de place</text:p>
          </table:table-cell>
          <table:table-cell table:style-name="Tableau1.C38" office:value-type="string">
            <text:p text:style-name="P74">Entier</text:p>
          </table:table-cell>
        </table:table-row>
        <table:table-row table:style-name="Tableau1.1">
          <table:table-cell table:style-name="Tableau1.A3" office:value-type="string">
            <text:p text:style-name="P74">Volume_Utile</text:p>
          </table:table-cell>
          <table:table-cell table:style-name="Tableau1.B39" office:value-type="string">
            <text:p text:style-name="P74">Volume utile du coffre de la voiture</text:p>
          </table:table-cell>
          <table:table-cell table:style-name="Tableau1.C39" office:value-type="string">
            <text:p text:style-name="P74">Nombre réel</text:p>
          </table:table-cell>
        </table:table-row>
        <text:soft-page-break/>
        <table:table-row table:style-name="Tableau1.1">
          <table:table-cell table:style-name="Tableau1.A2" office:value-type="string">
            <text:p text:style-name="P75">Photo_Sec_Voiture</text:p>
          </table:table-cell>
          <table:table-cell table:style-name="Tableau1.B40" office:value-type="string">
            <text:p text:style-name="P75">Autres photos de la voiture</text:p>
          </table:table-cell>
          <table:table-cell table:style-name="Tableau1.C40" office:value-type="string">
            <text:p text:style-name="P75">Image</text:p>
          </table:table-cell>
        </table:table-row>
        <table:table-row table:style-name="Tableau1.1">
          <table:table-cell table:style-name="Tableau1.A3" office:value-type="string">
            <text:p text:style-name="P75">Option_Sec_Voiture</text:p>
          </table:table-cell>
          <table:table-cell table:style-name="Tableau1.B41" office:value-type="string">
            <text:p text:style-name="P75">Autre option de la voiture</text:p>
          </table:table-cell>
          <table:table-cell table:style-name="Tableau1.C41" office:value-type="string">
            <text:p text:style-name="P75">Chaîne de caractère<text:span text:style-name="T18">s</text:span></text:p>
          </table:table-cell>
        </table:table-row>
        <table:table-row table:style-name="Tableau1.1">
          <table:table-cell table:style-name="Tableau1.A42" office:value-type="string">
            <text:p text:style-name="P77">Prix_Voiture</text:p>
          </table:table-cell>
          <table:table-cell table:style-name="Tableau1.B42" office:value-type="string">
            <text:p text:style-name="P77">Prix de la voiture TTC</text:p>
          </table:table-cell>
          <table:table-cell table:style-name="Tableau1.C42" office:value-type="string">
            <text:p text:style-name="P77">Nombre réel</text:p>
          </table:table-cell>
        </table:table-row>
        <table:table-row table:style-name="Tableau1.1">
          <table:table-cell table:style-name="Tableau1.A3" office:value-type="string">
            <text:p text:style-name="P76">Nom_Service</text:p>
          </table:table-cell>
          <table:table-cell table:style-name="Tableau1.B43" office:value-type="string">
            <text:p text:style-name="P76">Nom service</text:p>
          </table:table-cell>
          <table:table-cell table:style-name="Tableau1.C43" office:value-type="string">
            <text:p text:style-name="P75">Chaîne de caractère<text:span text:style-name="T18">s</text:span></text:p>
          </table:table-cell>
        </table:table-row>
        <table:table-row table:style-name="Tableau1.1">
          <table:table-cell table:style-name="Tableau1.A2" office:value-type="string">
            <text:p text:style-name="P76">Description_Service</text:p>
          </table:table-cell>
          <table:table-cell table:style-name="Tableau1.B44" office:value-type="string">
            <text:p text:style-name="P76">Court descriptif du service</text:p>
          </table:table-cell>
          <table:table-cell table:style-name="Tableau1.C44" office:value-type="string">
            <text:p text:style-name="P75">Chaîne de caractère<text:span text:style-name="T18">s</text:span></text:p>
          </table:table-cell>
        </table:table-row>
        <table:table-row table:style-name="Tableau1.45">
          <table:table-cell table:style-name="Tableau1.A45" office:value-type="string">
            <text:p text:style-name="P76">Service_Actif</text:p>
          </table:table-cell>
          <table:table-cell table:style-name="Tableau1.B45" office:value-type="string">
            <text:p text:style-name="P76">Service fournis par le garage ou non</text:p>
          </table:table-cell>
          <table:table-cell table:style-name="Tableau1.C45" office:value-type="string">
            <text:p text:style-name="P76">Booléen</text:p>
          </table:table-cell>
        </table:table-row>
      </table:table>
      <text:p text:style-name="P33"/>
      <text:list xml:id="list223924748727523" text:continue-numbering="true" text:style-name="L4">
        <text:list-item>
          <text:p text:style-name="P36">Règles de gestion :</text:p>
        </text:list-item>
      </text:list>
      <text:p text:style-name="P34"><text:span text:style-name="T19"/></text:p>
      <text:p text:style-name="P34"><text:span text:style-name="T19">RG0 :</text:span> Un employé peut ajouter une ou plusieurs voitures à la vente, mais une voiture ne peut être ajouté que par un seul employé.</text:p>
      <text:p text:style-name="P34"><text:span text:style-name="T19">RG1 :</text:span> Une voiture a au moins une photo et une photo correspond à une et une seule voiture.</text:p>
      <text:p text:style-name="P34"><text:span text:style-name="T19">RG2 :</text:span> Une voiture peut ne pas avoir d’option ou en avoir plusieurs, une option peut être présentes sur plusieurs voitures.</text:p>
      <text:p text:style-name="P38"><text:span text:style-name="T19">RG3 :</text:span> <text:span text:style-name="T17">Un commentaire est posté par un client unique mais un client peut poster plusieurs commentaires espacés d’un mois minimum entre chaque.</text:span></text:p>
      <text:p text:style-name="P37"/>
      <text:list xml:id="list223924657043965" text:continue-numbering="true" text:style-name="L4">
        <text:list-item>
          <text:p text:style-name="P64"><text:span text:style-name="T21">Diagramme de classe :</text:span></text:p>
        </text:list-item>
      </text:list>
      <text:p text:style-name="P10"/>
      <text:p text:style-name="P9"><draw:g text:anchor-type="paragraph" draw:z-index="2" draw:name="Forme3" draw:style-name="gr30"><draw:custom-shape draw:style-name="gr187" draw:text-style-name="P91" xml:id="id15" draw:id="id15" svg:width="3.8cm" svg:height="8.9cm" svg:x="8.7cm" svg:y="0.42cm"><text:p text:style-name="P87"><text:span text:style-name="T24">IdVoiture <text:s text:c="5"/>: int</text:span></text:p><text:p text:style-name="P87"><text:span text:style-name="T24">Marque</text:span><text:span text:style-name="T24"><text:tab/></text:span><text:span text:style-name="T24"> <text:s text:c="6"/>: string</text:span></text:p><text:p text:style-name="P87"><text:span text:style-name="T24">Modèle</text:span><text:span text:style-name="T24"><text:tab/></text:span><text:span text:style-name="T24"> <text:s text:c="6"/>: string</text:span></text:p><text:p text:style-name="P87"><text:span text:style-name="T24">Type</text:span><text:span text:style-name="T24"><text:tab/></text:span><text:span text:style-name="T24"> <text:s text:c="6"/>: string</text:span></text:p><text:p text:style-name="P87"><text:span text:style-name="T24">Kilometrage : int</text:span></text:p><text:p text:style-name="P87"><text:span text:style-name="T24">DateCircul  <text:s/>: date</text:span></text:p><text:p text:style-name="P87"><text:span text:style-name="T24">Couleur</text:span><text:span text:style-name="T24"><text:tab/></text:span><text:span text:style-name="T24">  <text:s text:c="5"/>: string</text:span></text:p><text:p text:style-name="P87"><text:span text:style-name="T24">Nb_Porte  <text:s text:c="3"/>: int</text:span></text:p><text:p text:style-name="P87"><text:span text:style-name="T24">Nb_Place  <text:s text:c="2"/>: int</text:span></text:p><text:p text:style-name="P87"><text:span text:style-name="T24">Vol_Utile  <text:s text:c="4"/>: real</text:span></text:p><text:p text:style-name="P87"><text:span text:style-name="T24">Prix</text:span><text:span text:style-name="T24"><text:tab/></text:span><text:span text:style-name="T24">  <text:s text:c="5"/>: real</text:span></text:p><text:p text:style-name="P87"><text:span text:style-name="T24">EmiCO2  <text:s text:c="4"/>: int</text:span></text:p><text:p text:style-name="P87"><text:span text:style-name="T24">Puis_Fisc  <text:s text:c="2"/>: int</text:span></text:p><text:p text:style-name="P87"><text:span text:style-name="T24">Carburant  <text:s/>: string</text:span></text:p><text:p text:style-name="P87"><text:span text:style-name="T24">Autonomie  : int</text:span></text:p><text:p text:style-name="P87"><text:span text:style-name="T24">Conso100 <text:s/> : real</text:span></text:p><text:p text:style-name="P87"><text:span text:style-name="T24">descripV  <text:s text:c="3"/>: string</text:span></text:p><text:p text:style-name="P87"><text:span text:style-name="T24">Boite_V  <text:s text:c="5"/>: Boolean</text:span></text:p><text:p text:style-name="P87"><text:span text:style-name="T24">Id_Photo  <text:s text:c="3"/>: int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88" draw:text-style-name="P82" svg:x1="12.499cm" svg:y1="1.518cm" svg:x2="8.699cm" svg:y2="1.518cm"><text:p/></draw:line><draw:frame draw:style-name="gr189" draw:text-style-name="P92" svg:width="2.601cm" svg:height="1.063cm" svg:x="8.899cm" svg:y="0.457cm"><draw:text-box><text:p text:style-name="P83"><text:span text:style-name="T25">Voiture</text:span></text:p></draw:text-box></draw:frame><draw:frame draw:style-name="gr190" draw:text-style-name="P84" svg:width="0.701cm" svg:height="0.726cm" svg:x="8.1cm" svg:y="1.619cm"><draw:text-box><text:p text:style-name="P83"><text:span text:style-name="T23">1</text:span></text:p></draw:text-box></draw:frame><draw:custom-shape draw:style-name="gr191" draw:text-style-name="P91" svg:width="5.4cm" svg:height="3.2cm" svg:x="-0.299cm" svg:y="0.319cm"><text:p text:style-name="P87"><text:span text:style-name="T24">IdPhoto <text:s/></text:span><text:span text:style-name="T24"><text:tab/></text:span><text:span text:style-name="T24"><text:tab/></text:span><text:span text:style-name="T24">: int</text:span></text:p><text:p text:style-name="P87"><text:span text:style-name="T24">IdVoiture</text:span><text:span text:style-name="T24"><text:tab/></text:span><text:span text:style-name="T24"><text:tab/></text:span><text:span text:style-name="T24">: int</text:span></text:p><text:p text:style-name="P87"><text:span text:style-name="T24">Photo</text:span><text:span text:style-name="T24"><text:tab/></text:span><text:span text:style-name="T24"><text:tab/></text:span><text:span text:style-name="T24"><text:tab/></text:span><text:span text:style-name="T24">: im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2" draw:text-style-name="P82" svg:x1="5.1cm" svg:y1="1.919cm" svg:x2="-0.3cm" svg:y2="1.904cm"><text:p/></draw:line><draw:frame draw:style-name="gr193" draw:text-style-name="P92" svg:width="3.83cm" svg:height="0.967cm" svg:x="0cm" svg:y="0.767cm"><draw:text-box><text:p text:style-name="P83"><text:span text:style-name="T25">Photo</text:span></text:p></draw:text-box></draw:frame><draw:frame draw:style-name="gr194" draw:text-style-name="P84" svg:width="1.239cm" svg:height="0.726cm" svg:x="5.1cm" svg:y="1.594cm"><draw:text-box><text:p text:style-name="P83"><text:span text:style-name="T23">1..*</text:span></text:p></draw:text-box></draw:frame><draw:custom-shape draw:style-name="gr195" draw:text-style-name="P93" xml:id="id16" draw:id="id16" svg:width="3.8cm" svg:height="2.1cm" svg:x="8.7cm" svg:y="10.52cm"><text:p text:style-name="P87"><text:span text:style-name="T23"/></text:p><text:p text:style-name="P87"><text:span text:style-name="T23"/></text:p><text:p text:style-name="P87"><text:span text:style-name="T24">IdVoiture </text:span><text:span text:style-name="T24"><text:tab/></text:span><text:span text:style-name="T24"> <text:s text:c="2"/>: int</text:span></text:p><text:p text:style-name="P87"><text:span text:style-name="T24">IdOption</text:span><text:span text:style-name="T24"><text:tab/></text:span><text:span text:style-name="T24">  <text:s/>: i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6" draw:text-style-name="P82" svg:x1="12.499cm" svg:y1="11.319cm" svg:x2="8.699cm" svg:y2="11.319cm"><text:p/></draw:line><draw:frame draw:style-name="gr197" draw:text-style-name="P94" svg:width="3.712cm" svg:height="0.877cm" svg:x="8.788cm" svg:y="10.52cm"><draw:text-box><text:p text:style-name="P83"><text:span text:style-name="T26">ListeOption</text:span></text:p></draw:text-box></draw:frame><draw:custom-shape draw:style-name="gr198" draw:text-style-name="P91" svg:width="5.8cm" svg:height="3.601cm" svg:x="-0.4cm" svg:y="17.118cm"><text:p text:style-name="P87"><text:span text:style-name="T24">IdJourSemaine</text:span><text:span text:style-name="T24"><text:tab/></text:span><text:span text:style-name="T24"><text:tab/></text:span><text:span text:style-name="T24">: int</text:span></text:p><text:p text:style-name="P87"><text:span text:style-name="T24">DebutHeureMidi</text:span><text:span text:style-name="T24"><text:tab/></text:span><text:span text:style-name="T24">: heure</text:span></text:p><text:p text:style-name="P87"><text:span text:style-name="T24">FinHeureMidi</text:span><text:span text:style-name="T24"><text:tab/></text:span><text:span text:style-name="T24"><text:tab/></text:span><text:span text:style-name="T24">: heure</text:span></text:p><text:p text:style-name="P87"><text:span text:style-name="T24">DebutHeureSoir</text:span><text:span text:style-name="T24"><text:tab/></text:span><text:span text:style-name="T24">: heure</text:span></text:p><text:p text:style-name="P87"><text:span text:style-name="T24">FinHeureSoir</text:span><text:span text:style-name="T24"><text:tab/></text:span><text:span text:style-name="T24"><text:tab/></text:span><text:span text:style-name="T24">: heur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199" draw:text-style-name="P82" svg:x1="5.399cm" svg:y1="18.267cm" svg:x2="-0.401cm" svg:y2="18.267cm"><text:p/></draw:line><draw:frame draw:style-name="gr200" draw:text-style-name="P92" svg:width="4.365cm" svg:height="1.001cm" svg:x="-0.058cm" svg:y="17.168cm"><draw:text-box><text:p text:style-name="P83"><text:span text:style-name="T25">Horaire</text:span></text:p></draw:text-box></draw:frame><draw:custom-shape draw:style-name="gr201" draw:text-style-name="P91" svg:width="5.501cm" svg:height="4.802cm" svg:x="6.5cm" svg:y="16.818cm"><text:p text:style-name="P87"><text:span text:style-name="T24">IdCommentaire</text:span><text:span text:style-name="T24"><text:tab/></text:span><text:span text:style-name="T24"><text:tab/></text:span><text:span text:style-name="T24">: int</text:span></text:p><text:p text:style-name="P87"><text:span text:style-name="T24">TitreCommentaire</text:span><text:span text:style-name="T24"><text:tab/></text:span><text:span text:style-name="T24">: string</text:span></text:p><text:p text:style-name="P87"><text:span text:style-name="T24">TexteCommentaire</text:span><text:span text:style-name="T24"><text:tab/></text:span><text:span text:style-name="T24">: string</text:span></text:p><text:p text:style-name="P87"><text:span text:style-name="T24">DateCommentaire</text:span><text:span text:style-name="T24"><text:tab/></text:span><text:span text:style-name="T24">: date</text:span></text:p><text:p text:style-name="P87"><text:span text:style-name="T24">NomUtilisateur</text:span><text:span text:style-name="T24"><text:tab/></text:span><text:span text:style-name="T24"><text:tab/></text:span><text:span text:style-name="T24">: string</text:span></text:p><text:p text:style-name="P87"><text:span text:style-name="T24">CourrielUtilisateur</text:span><text:span text:style-name="T24"><text:tab/></text:span><text:span text:style-name="T24">: str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2" draw:text-style-name="P82" svg:x1="11.999cm" svg:y1="18.419cm" svg:x2="6.499cm" svg:y2="18.404cm"><text:p/></draw:line><draw:frame draw:style-name="gr203" draw:text-style-name="P94" svg:width="5.1cm" svg:height="0.952cm" svg:x="6.5cm" svg:y="17.268cm"><draw:text-box><text:p text:style-name="P83"><text:span text:style-name="T26">ListeCommentaire</text:span></text:p></draw:text-box></draw:frame><draw:custom-shape draw:style-name="gr204" draw:text-style-name="P91" svg:width="3.2cm" svg:height="3.8cm" svg:x="15.5cm" svg:y="0.919cm"><text:p text:style-name="P87"><text:span text:style-name="T24"/></text:p><text:p text:style-name="P87"><text:span text:style-name="T24">Courriel</text:span><text:span text:style-name="T24"><text:tab/></text:span><text:span text:style-name="T24">  <text:s text:c="2"/>: string</text:span></text:p><text:p text:style-name="P87"><text:span text:style-name="T24">MotPasse : string</text:span></text:p><text:p text:style-name="P87"><text:span text:style-name="T24">NivDroit  <text:s text:c="2"/>: int</text:span></text:p><text:p text:style-name="P87"><text:span text:style-name="T24">Nom <text:s text:c="4"/></text:span><text:span text:style-name="T24"><text:tab/></text:span><text:span text:style-name="T24">  <text:s text:c="2"/>: string</text:span></text:p><text:p text:style-name="P87"><text:span text:style-name="T24">Prenom  <text:s text:c="2"/>: string</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05" draw:text-style-name="P82" svg:x1="18.7cm" svg:y1="2.018cm" svg:x2="15.5cm" svg:y2="2.018cm"><text:p/></draw:line><draw:frame draw:style-name="gr206" draw:text-style-name="P94" svg:width="3.202cm" svg:height="1.001cm" svg:x="15.399cm" svg:y="1.019cm"><draw:text-box><text:p text:style-name="P83"><text:span text:style-name="T26">Users</text:span></text:p></draw:text-box></draw:frame><draw:line draw:style-name="gr207" draw:text-style-name="P82" svg:x1="5.1cm" svg:y1="2.318cm" svg:x2="8.7cm" svg:y2="2.318cm"><text:p/></draw:line><draw:frame draw:style-name="gr208" draw:text-style-name="P84" svg:width="1.301cm" svg:height="2.149cm" svg:x="12.401cm" svg:y="1.693cm"><draw:text-box><text:p text:style-name="P83"><text:span text:style-name="T23">0..1</text:span></text:p></draw:text-box></draw:frame><draw:frame draw:style-name="gr209" draw:text-style-name="P84" svg:width="0.9cm" svg:height="0.726cm" svg:x="14.9cm" svg:y="1.72cm"><draw:text-box><text:p text:style-name="P83"><text:span text:style-name="T23"><text:s/></text:span><text:span text:style-name="T23">1</text:span></text:p></draw:text-box></draw:frame><draw:line draw:style-name="gr210" draw:text-style-name="P82" svg:x1="12.499cm" svg:y1="2.318cm" svg:x2="15.499cm" svg:y2="2.318cm"><text:p/></draw:line><draw:connector draw:style-name="gr211" draw:text-style-name="P82" svg:x1="10.6cm" svg:y1="9.318cm" svg:x2="10.6cm" svg:y2="10.519cm" draw:start-shape="id15" draw:end-shape="id16" svg:d="M10600 9318v1201" svg:viewBox="0 0 2 1203"><text:p/></draw:connector><draw:custom-shape draw:style-name="gr212" draw:text-style-name="P91" svg:width="6.002cm" svg:height="3.701cm" svg:x="12.6cm" svg:y="16.818cm"><text:p text:style-name="P87"><text:span text:style-name="T24">IdService</text:span><text:span text:style-name="T24"><text:tab/></text:span><text:span text:style-name="T24"><text:tab/></text:span><text:span text:style-name="T24">: int</text:span></text:p><text:p text:style-name="P87"><text:span text:style-name="T24">NomService</text:span><text:span text:style-name="T24"><text:tab/></text:span><text:span text:style-name="T24"><text:tab/></text:span><text:span text:style-name="T24">: string</text:span></text:p><text:p text:style-name="P87"><text:span text:style-name="T24">DescripService</text:span><text:span text:style-name="T24"><text:tab/></text:span><text:span text:style-name="T24"><text:tab/></text:span><text:span text:style-name="T24">: string</text:span></text:p><text:p text:style-name="P87"><text:span text:style-name="T24">ServiceActif</text:span><text:span text:style-name="T24"><text:tab/></text:span><text:span text:style-name="T24"><text:tab/></text:span><text:span text:style-name="T24">: boolea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13" draw:text-style-name="P82" svg:x1="18.6cm" svg:y1="18.219cm" svg:x2="12.6cm" svg:y2="18.219cm"><text:p/></draw:line><draw:frame draw:style-name="gr214" draw:text-style-name="P92" svg:width="6.002cm" svg:height="0.966cm" svg:x="12.6cm" svg:y="17.268cm"><draw:text-box><text:p text:style-name="P83"><text:span text:style-name="T25">ParamService</text:span></text:p></draw:text-box></draw:frame><draw:frame draw:style-name="gr215" draw:text-style-name="P84" svg:width="2.601cm" svg:height="0.773cm" svg:x="9.3cm" svg:y="9.519cm"><draw:text-box><text:p text:style-name="P83"><text:span text:style-name="T23">&lt; possède</text:span></text:p></draw:text-box></draw:frame><draw:frame draw:style-name="gr216" draw:text-style-name="P84" svg:width="2.1cm" svg:height="0.726cm" svg:x="13.401cm" svg:y="1.72cm"><draw:text-box><text:p text:style-name="P83"><text:span text:style-name="T23">&lt; ajoute</text:span></text:p></draw:text-box></draw:frame><draw:custom-shape draw:style-name="gr217" draw:text-style-name="P93" xml:id="id17" draw:id="id17" svg:width="4.201cm" svg:height="2.102cm" svg:x="8.501cm" svg:y="13.818cm"><text:p text:style-name="P87"><text:span text:style-name="T23"/></text:p><text:p text:style-name="P87"><text:span text:style-name="T24">IdOption</text:span><text:span text:style-name="T24"><text:tab/></text:span><text:span text:style-name="T24">: int</text:span></text:p><text:p text:style-name="P87"><text:span text:style-name="T24">DescripOption  <text:s/>: string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draw:style-name="gr218" draw:text-style-name="P82" svg:x1="12.7cm" svg:y1="14.619cm" svg:x2="8.5cm" svg:y2="14.619cm"><text:p/></draw:line><draw:frame draw:style-name="gr219" draw:text-style-name="P94" svg:width="2.213cm" svg:height="0.879cm" svg:x="8.788cm" svg:y="13.818cm"><draw:text-box><text:p text:style-name="P83"><text:span text:style-name="T26">Option</text:span></text:p></draw:text-box></draw:frame><draw:connector draw:style-name="gr220" draw:text-style-name="P82" svg:x1="10.6cm" svg:y1="12.619cm" svg:x2="10.6cm" svg:y2="13.818cm" draw:end-shape="id17" svg:d="M10600 12619v1199" svg:viewBox="0 0 2 1201"><text:p/></draw:connector><draw:frame draw:style-name="gr221" draw:text-style-name="P84" svg:width="2.5cm" svg:height="0.726cm" svg:x="5.901cm" svg:y="1.619cm"><draw:text-box><text:p text:style-name="P83"><text:span text:style-name="T23">&lt; possède</text:span></text:p></draw:text-box></draw:frame><draw:frame draw:style-name="gr222" draw:text-style-name="P84" svg:width="1.239cm" svg:height="0.726cm" svg:x="8.8cm" svg:y="9.918cm"><draw:text-box><text:p text:style-name="P83"><text:span text:style-name="T23">0..*</text:span></text:p></draw:text-box></draw:frame><draw:frame draw:style-name="gr223" draw:text-style-name="P84" svg:width="0.701cm" svg:height="0.726cm" svg:x="10.499cm" svg:y="9.193cm"><draw:text-box><text:p text:style-name="P83"><text:span text:style-name="T23">1</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30" svg:d="M10 0l-10 30h20z"/>
    <draw:marker draw:name="Arrow_20_concave" draw:display-name="Arrow concave" svg:viewBox="0 0 1131 1580" svg:d="M1013 1491l118 89-567-1580-564 1580 114-85 136-68 148-46 161-17 161 13 153 46z"/>
    <draw:marker draw:name="Short_20_line_20_Arrow" draw:display-name="Short line Arrow" svg:viewBox="0 0 3000 3000" svg:d="M1500 0l1500 2789v211h-114l-1286-2392v2392h-200v-2392l-1286 2392h-114v-211z"/>
    <draw:marker draw:name="Triangle_20_unfilled" draw:display-name="Triangle unfilled" svg:viewBox="0 0 3000 3000" svg:d="M1500 0l1500 3000h-3000zM1500 447l-1176 2353h2353z"/>
    <draw:stroke-dash draw:name="Line_20_Style_20_3" draw:display-name="Line Style 3" draw:style="rect" draw:dots1="1" draw:dots1-length="0.064cm" draw:distance="0.032cm"/>
    <draw:stroke-dash draw:name="Line_20_with_20_Fine_20_Dots" draw:display-name="Line with Fine Dots" draw:style="rect" draw:dots1="1" draw:dots1-length="1.138cm" draw:dots2="10" draw:distance="0.086cm"/>
    <draw:stroke-dash draw:name="Ultrafine_20_Dashed" draw:display-name="Ultrafine Dashed" draw:style="rect" draw:dots1="1" draw:distance="3%"/>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Zone_20_bleue.1" style:display-name="Zone bleue.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2" style:display-name="Zone bleue.2"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3" style:display-name="Zone bleue.3" style:family="table-cell">
      <style:table-cell-properties fo:border-left="0.74pt solid #00599d"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4" style:display-name="Zone bleue.4" style:family="table-cell">
      <style:table-cell-properties fo:border-right="0.74pt solid #00599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5" style:display-name="Zone bleue.5"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6" style:display-name="Zone bleue.6" style:family="table-cell">
      <style:table-cell-properties fo:background-color="#dddddd" fo:border-left="0.74pt solid #00599d" fo:padding="0cm" fo:padding-left="0cm" fo:padding-right="0cm" fo:padding-top="0cm" fo:padding-bottom="0cm" style:data-style-name="201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7" style:display-name="Zone bleue.7" style:family="table-cell">
      <style:table-cell-properties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8" style:display-name="Zone bleue.8"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9" style:display-name="Zone bleue.9" style:family="table-cell">
      <style:table-cell-properties fo:background-color="#ddddd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10" style:display-name="Zone bleue.10" style:family="table-cell">
      <style:table-cell-properties fo:background-color="#dddddd" fo:border-right="0.74pt solid #00599d" fo:padding="0cm" fo:padding-left="0cm" fo:padding-right="0cm" fo:padding-top="0cm" fo:padding-bottom="0cm" style:data-style-name="20000"/>
      <style:text-properties style:font-name="Liberation Sans" fo:font-family="'Liberation Sans'" style:font-family-generic="swiss" style:font-name-asian="DejaVu Sans" style:font-family-asian="'DejaVu Sans'" style:font-name-complex="DejaVu Sans" style:font-family-complex="'DejaVu Sans'"/>
    </style:style>
    <style:style style:name="Zone_20_bleue.11" style:display-name="Zone bleue.11"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2" style:display-name="Zone bleue.12"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3" style:display-name="Zone bleue.13" style:family="table-cell">
      <style:table-cell-properties fo:background-color="#adc5e7" fo:border-left="0.74pt solid #00599d" fo:border-top="0.74pt solid #00599d" fo:border-bottom="0.74pt solid #00599d" fo:padding="0cm" fo:padding-left="0cm" fo:padding-right="0cm" fo:padding-top="0cm" fo:padding-bottom="0cm" style:data-style-name="201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4" style:display-name="Zone bleue.14" style:family="table-cell">
      <style:table-cell-properties fo:background-color="#adc5e7" fo:border-right="0.74pt solid #00599d"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5" style:display-name="Zone bleue.15" style:family="table-cell">
      <style:table-cell-properties fo:background-color="#00599d" fo:border-bottom="0.74pt solid #00599d" fo:padding="0cm" fo:padding-left="0cm" fo:padding-right="0cm" fo:padding-top="0cm" fo:padding-bottom="0cm" style:data-style-name="20100"/>
      <style:text-properties fo:color="#ffffff"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style:style style:name="Zone_20_bleue.16" style:display-name="Zone bleue.16" style:family="table-cell">
      <style:table-cell-properties fo:background-color="#adc5e7" fo:border-top="0.74pt solid #00599d" fo:border-bottom="0.74pt solid #00599d" fo:padding="0cm" fo:padding-left="0cm" fo:padding-right="0cm" fo:padding-top="0cm" fo:padding-bottom="0cm" style:data-style-name="20000"/>
      <style:text-properties fo:font-weight="bold" style:font-name="Liberation Sans" fo:font-family="'Liberation Sans'" style:font-family-generic="swiss" style:font-weight-asian="bold" style:font-name-asian="DejaVu Sans" style:font-family-asian="'DejaVu Sans'" style:font-weight-complex="bold" style:font-name-complex="DejaVu Sans" style:font-family-complex="'DejaVu Sans'"/>
    </style:style>
    <table:table-template table:name="Box List Blue" table:first-row-end-column="row" table:first-row-start-column="row" table:last-row-end-column="row" table:last-row-start-column="row">
      <table:first-row table:style-name="Zone_20_bleue.1"/>
      <table:last-row table:style-name="Zone_20_bleue.2"/>
      <table:first-column table:style-name="Zone_20_bleue.3"/>
      <table:last-column table:style-name="Zone_20_bleue.4"/>
      <table:body table:style-name="Zone_20_bleue.9"/>
      <table:even-rows table:style-name="Zone_20_bleue.5"/>
      <table:odd-rows table:style-name="Zone_20_bleue.6"/>
      <table:even-columns table:style-name="Zone_20_bleue.7"/>
      <table:odd-columns table:style-name="Zone_20_bleue.8"/>
      <table:background table:style-name="Zone_20_bleue.10"/>
      <loext:first-row-even-column table:style-name="Zone_20_bleue.15"/>
      <loext:last-row-even-column table:style-name="Zone_20_bleue.16"/>
      <loext:first-row-end-column table:style-name="Zone_20_bleue.12"/>
      <loext:first-row-start-column table:style-name="Zone_20_bleue.11"/>
      <loext:last-row-end-column table:style-name="Zone_20_bleue.14"/>
      <loext:last-row-start-column table:style-name="Zone_20_bleu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03T16:01:31.197000000</meta:creation-date>
    <dc:date>2023-09-10T22:39:23.006000000</dc:date>
    <meta:editing-duration>PT2H44M32S</meta:editing-duration>
    <meta:editing-cycles>6</meta:editing-cycles>
    <meta:generator>LibreOffice/6.2.4.2$Windows_X86_64 LibreOffice_project/2412653d852ce75f65fbfa83fb7e7b669a126d64</meta:generator>
    <meta:document-statistic meta:table-count="1" meta:image-count="0" meta:object-count="0" meta:page-count="11" meta:paragraph-count="229" meta:word-count="1568" meta:character-count="10196" meta:non-whitespace-character-count="8841"/>
  </office:meta>
</office:document-meta>
</file>